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2" style:family="table">
      <style:table-properties style:width="17.013cm" fo:margin-left="0cm" fo:margin-right="-0.012cm" table:align="margins"/>
    </style:style>
    <style:style style:name="Tabell2.A" style:family="table-column">
      <style:table-column-properties style:column-width="10.583cm" style:rel-column-width="40768*"/>
    </style:style>
    <style:style style:name="Tabell2.B" style:family="table-column">
      <style:table-column-properties style:column-width="6.429cm" style:rel-column-width="24767*"/>
    </style:style>
    <style:style style:name="Tabell2.A1" style:family="table-cell">
      <style:table-cell-properties fo:padding="0.097cm" fo:border="none"/>
    </style:style>
    <style:style style:name="Tabell3" style:family="table">
      <style:table-properties style:width="6.246cm" fo:margin-left="0cm" fo:margin-right="-0.009cm" table:align="margins"/>
    </style:style>
    <style:style style:name="Tabell3.A" style:family="table-column">
      <style:table-column-properties style:column-width="1.058cm" style:rel-column-width="11107*"/>
    </style:style>
    <style:style style:name="Tabell3.B" style:family="table-column">
      <style:table-column-properties style:column-width="5.188cm" style:rel-column-width="54428*"/>
    </style:style>
    <style:style style:name="Tabell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line-height="115%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start" style:justify-single-word="false"/>
      <style:text-properties style:text-position="0% 100%" fo:language="en" fo:country="US"/>
    </style:style>
    <style:style style:name="P9" style:family="paragraph" style:parent-style-name="Standard">
      <style:paragraph-properties fo:text-align="start" style:justify-single-word="false" fo:break-before="page"/>
      <style:text-properties fo:language="en" fo:country="US"/>
    </style:style>
    <style:style style:name="P10" style:family="paragraph" style:parent-style-name="Heading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Frame_20_contents">
      <style:text-properties fo:language="en" fo:country="US"/>
    </style:style>
    <style:style style:name="P13" style:family="paragraph" style:parent-style-name="Standard">
      <style:paragraph-properties fo:text-align="start" style:justify-single-word="false"/>
      <style:text-properties style:text-position="0% 100%" fo:language="en" fo:country="US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Heading_20_1">
      <style:paragraph-properties fo:break-before="page"/>
      <style:text-properties style:text-position="0% 100%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color="#ff3333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ff3333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end" fo:text-indent="0cm"/>
      <style:text-properties fo:color="#ff3333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style:text-position="0% 100%"/>
    </style:style>
    <style:style style:name="T4" style:family="text">
      <style:text-properties style:text-position="0% 100%" fo:language="en" fo:country="US"/>
    </style:style>
    <style:style style:name="T5" style:family="text">
      <style:text-properties fo:color="#ff3333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-33% 58%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right" style:number-wrapped-paragraphs="no-limit" style:vertical-pos="top" style:vertical-rel="paragraph-content" style:horizontal-pos="left" style:horizontal-rel="paragraph" fo:padding="0.15cm" fo:border="none"/>
    </style:style>
    <style:style style:name="fr2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66cc" draw:marker-start="" draw:marker-start-width="0.199cm" draw:marker-start-center="false" draw:marker-end="" draw:marker-end-width="0.199cm" draw:marker-end-center="false" draw:fill="hatch" draw:fill-color="#cfe7f5" draw:fill-hatch-name="Black_20_45_20_Degrees_20_Wide" draw:fill-hatch-solid="tru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6cm" svg:stroke-color="#ff3333" draw:marker-start="" draw:marker-start-width="0.358cm" draw:marker-start-center="false" draw:marker-end="Arrow" draw:marker-end-width="0.459cm" draw:marker-end-center="false" draw:fill="none" draw:fill-color="#cfe7f5" draw:textarea-horizontal-align="justify" draw:textarea-vertical-align="middle" fo:padding-top="0.176cm" fo:padding-bottom="0.176cm" fo:padding-left="0.302cm" fo:padding-right="0.302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106cm" svg:stroke-color="#ff3333" draw:marker-start="" draw:marker-start-width="0.36cm" draw:marker-start-center="false" draw:marker-end="Arrow" draw:marker-end-width="0.459cm" draw:marker-end-center="false" draw:fill="none" draw:fill-color="#cfe7f5" draw:textarea-horizontal-align="justify" draw:textarea-vertical-align="middle" fo:padding-top="0.178cm" fo:padding-bottom="0.178cm" fo:padding-left="0.303cm" fo:padding-right="0.303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81cm" svg:stroke-color="#000000" draw:marker-start="" draw:marker-start-width="0.321cm" draw:marker-start-center="false" draw:marker-end="Arrow" draw:marker-end-width="0.422cm" draw:marker-end-center="false" draw:fill="none" draw:fill-color="#cfe7f5" draw:textarea-horizontal-align="justify" draw:textarea-vertical-align="botto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6666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81cm" svg:stroke-color="#000000" draw:marker-start="" draw:marker-start-width="0.321cm" draw:marker-start-center="false" draw:marker-end="Arrow" draw:marker-end-width="0.422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itle>Converting angular momentum [kg*m^2/s]  to angular velocity [radians/s]</text:title></text:p>
      <text:p text:style-name="P3">by Dan Andersson</text:p>
      <text:p text:style-name="P3">assisted by Linda Andersson</text:p>
      <text:p text:style-name="P4"/>
      <text:p text:style-name="P4"/>
      <text:p text:style-name="P4"/>
      <text:p text:style-name="P4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1"><draw:g text:anchor-type="paragraph" draw:z-index="0" draw:style-name="gr1"><draw:path draw:style-name="gr2" draw:text-style-name="P16" svg:width="9.664cm" svg:height="2.43cm" svg:x="0.363cm" svg:y="1.349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line draw:style-name="gr3" draw:text-style-name="P16" svg:x1="4.863cm" svg:y1="3.947cm" svg:x2="4.863cm" svg:y2="0.547cm"><text:p/></draw:line><draw:line draw:style-name="gr4" draw:text-style-name="P16" svg:x1="2.861cm" svg:y1="2.549cm" svg:x2="6.961cm" svg:y2="2.549cm"><text:p/></draw:line><draw:frame draw:style-name="gr5" draw:text-style-name="P18" svg:width="0.854cm" svg:height="0.983cm" svg:x="6.209cm" svg:y="1.566cm"><draw:text-box><text:p text:style-name="P17"><text:span text:style-name="T5">x</text:span></text:p></draw:text-box></draw:frame><draw:frame draw:style-name="gr5" draw:text-style-name="P18" svg:width="0.851cm" svg:height="0.983cm" svg:x="5.013cm" svg:y="0.465cm"><draw:text-box><text:p text:style-name="P17"><text:span text:style-name="T5">y</text:span></text:p></draw:text-box></draw:frame><draw:line draw:style-name="gr6" draw:text-style-name="P19" svg:x1="7.563cm" svg:y1="5.049cm" svg:x2="2.563cm" svg:y2="0.349cm"><text:p/></draw:line><draw:frame draw:style-name="gr7" draw:text-style-name="P20" svg:width="1.775cm" svg:height="0.983cm" svg:x="0.862cm" svg:y="0.349cm"><draw:text-box><text:p text:style-name="P17"><text:span text:style-name="T6">H, w</text:span></text:p></draw:text-box></draw:frame><draw:frame draw:style-name="gr8" draw:text-style-name="P20" xml:id="id1" draw:id="id1" svg:width="3.756cm" svg:height="1.135cm" svg:x="6.791cm" svg:y="0.432cm"><draw:text-box><text:p text:style-name="P17"><text:span text:style-name="T6">P: G</text:span><text:span text:style-name="T7">r</text:span><text:span text:style-name="T6">, v</text:span><text:span text:style-name="T7">r</text:span><text:span text:style-name="T8">, m</text:span><text:span text:style-name="T7">Ir</text:span></text:p></draw:text-box></draw:frame><draw:connector draw:style-name="gr9" draw:text-style-name="P16" draw:type="line" svg:x1="8.668cm" svg:y1="1.566cm" svg:x2="8.378cm" svg:y2="2.875cm" draw:start-shape="id1" draw:start-glue-point="2" draw:end-shape="id2" draw:end-glue-point="0" svg:d="m8668 1566-290 1309"><text:p/></draw:connector><draw:custom-shape draw:style-name="gr10" draw:text-style-name="P16" xml:id="id2" draw:id="id2" svg:width="0.5cm" svg:height="0.5cm" svg:x="8.129cm" svg:y="2.875cm"><text:p/><draw:enhanced-geometry svg:viewBox="0 0 21600 21600" draw:type="rectangle" draw:enhanced-path="M 0 0 L 21600 0 21600 21600 0 21600 0 0 Z N"/></draw:custom-shape><draw:line draw:style-name="gr6" draw:text-style-name="P21" svg:x1="4.96cm" svg:y1="2.549cm" svg:x2="8.36cm" svg:y2="3.149cm"><text:p/></draw:line><draw:frame draw:style-name="gr8" draw:text-style-name="P20" svg:width="0.717cm" svg:height="0.983cm" svg:x="7.662cm" svg:y="2.086cm"><draw:text-box><text:p text:style-name="P17"><text:span text:style-name="T6">r</text:span></text:p></draw:text-box></draw:frame></draw:g></text:p>
          </table:table-cell>
          <table:table-cell table:style-name="Tabell2.A1" office:value-type="string">
            <table:table table:name="Tabell3" table:style-name="Tabell3">
              <table:table-column table:style-name="Tabell3.A"/>
              <table:table-column table:style-name="Tabell3.B"/>
              <table:table-row>
                <table:table-cell table:style-name="Tabell3.A1" office:value-type="string">
                  <text:p text:style-name="P4"><draw:frame draw:style-name="fr4" draw:name="Objekt6" text:anchor-type="as-char" svg:y="-0.43cm" svg:width="0.596cm" svg:height="0.52cm" draw:z-index="8"><draw:object xlink:href="./Object 6" xlink:type="simple" xlink:show="embed" xlink:actuate="onLoad"/><draw:image xlink:href="./ObjectReplacements/Object 6" xlink:type="simple" xlink:show="embed" xlink:actuate="onLoad"/></draw:frame></text:p>
                </table:table-cell>
                <table:table-cell table:style-name="Tabell3.A1" office:value-type="string">
                  <text:p text:style-name="P5">Angular momentum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4" draw:name="Objekt7" text:anchor-type="as-char" svg:y="-0.377cm" svg:width="0.517cm" svg:height="0.469cm" draw:z-index="9"><draw:object xlink:href="./Object 7" xlink:type="simple" xlink:show="embed" xlink:actuate="onLoad"/><draw:image xlink:href="./ObjectReplacements/Object 7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Angular velocity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4" draw:name="Objekt8" text:anchor-type="as-char" svg:y="-0.377cm" svg:width="0.436cm" svg:height="0.469cm" draw:z-index="11"><draw:object xlink:href="./Object 8" xlink:type="simple" xlink:show="embed" xlink:actuate="onLoad"/><draw:image xlink:href="./ObjectReplacements/Object 8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Offset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4" draw:name="Objekt9" text:anchor-type="as-char" svg:y="-0.437cm" svg:width="0.651cm" svg:height="0.591cm" draw:z-index="12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Particle linear momentum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4" draw:name="Objekt10" text:anchor-type="as-char" svg:y="-0.377cm" svg:width="0.543cm" svg:height="0.533cm" draw:z-index="13"><draw:object xlink:href="./Object 10" xlink:type="simple" xlink:show="embed" xlink:actuate="onLoad"/><draw:image xlink:href="./ObjectReplacements/Object 10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Particle linear velocity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4" draw:name="Objekt11" text:anchor-type="as-char" svg:y="-0.377cm" svg:width="0.744cm" svg:height="0.533cm" draw:z-index="18"><draw:object xlink:href="./Object 11" xlink:type="simple" xlink:show="embed" xlink:actuate="onLoad"/><draw:image xlink:href="./ObjectReplacements/Object 11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Particle mass vector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4" draw:name="Objekt12" text:anchor-type="as-char" svg:y="-0.377cm" svg:width="0.429cm" svg:height="0.469cm" draw:z-index="19"><draw:object xlink:href="./Object 12" xlink:type="simple" xlink:show="embed" xlink:actuate="onLoad"/><draw:image xlink:href="./ObjectReplacements/Object 12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Moment of Inertia Tensor</text:p>
                </table:table-cell>
              </table:table-row>
            </table:table>
            <text:p text:style-name="P11"/>
          </table:table-cell>
        </table:table-row>
      </table:table>
      <text:p text:style-name="P7"><draw:frame draw:style-name="fr4" draw:name="Objekt4" text:anchor-type="as-char" svg:y="-1.145cm" svg:width="7.385cm" svg:height="2.05cm" draw:z-index="2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7">At first we thought<draw:frame draw:style-name="fr4" draw:name="Objekt25" text:anchor-type="as-char" svg:y="-0.377cm" svg:width="2.021cm" svg:height="0.471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meant <draw:frame draw:style-name="fr4" draw:name="Objekt26" text:anchor-type="as-char" svg:y="-0.437cm" svg:width="4.471cm" svg:height="0.529cm" draw:z-index="25"><draw:object xlink:href="./Object 26" xlink:type="simple" xlink:show="embed" xlink:actuate="onLoad"/><draw:image xlink:href="./ObjectReplacements/Object 26" xlink:type="simple" xlink:show="embed" xlink:actuate="onLoad"/></draw:frame>. Which turns out being wrong when we ran it in our impulse-momentum-based physics engine. So it was decided to crack down how to reliable convert angular momentum<draw:frame draw:style-name="fr4" draw:name="Objekt27" text:anchor-type="as-char" svg:y="-0.437cm" svg:width="2.409cm" svg:height="0.527cm" draw:z-index="26"><draw:object xlink:href="./Object 27" xlink:type="simple" xlink:show="embed" xlink:actuate="onLoad"/><draw:image xlink:href="./ObjectReplacements/Object 27" xlink:type="simple" xlink:show="embed" xlink:actuate="onLoad"/></draw:frame>to angular velocity <draw:frame draw:style-name="fr4" draw:name="Objekt28" text:anchor-type="as-char" svg:y="-0.377cm" svg:width="2.295cm" svg:height="0.467cm" draw:z-index="27"><draw:object xlink:href="./Object 28" xlink:type="simple" xlink:show="embed" xlink:actuate="onLoad"/><draw:image xlink:href="./ObjectReplacements/Object 28" xlink:type="simple" xlink:show="embed" xlink:actuate="onLoad"/></draw:frame>.</text:p>
      <text:p text:style-name="P9"><draw:frame draw:style-name="fr1" draw:name="Ram1" text:anchor-type="paragraph" svg:width="10.576cm" draw:z-index="1"><draw:text-box fo:min-height="5.65cm"><text:p text:style-name="P12"><draw:g text:anchor-type="paragraph" draw:z-index="5" draw:style-name="gr11"><draw:path draw:style-name="gr2" draw:text-style-name="P16" svg:width="9.664cm" svg:height="2.43cm" svg:x="0.451cm" svg:y="0.966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frame draw:style-name="gr7" draw:text-style-name="P20" svg:width="2.142cm" svg:height="1.135cm" svg:x="1.974cm" svg:y="0.967cm"><draw:text-box><text:p text:style-name="P17"><text:span text:style-name="T6">H</text:span><text:span text:style-name="T7">x</text:span><text:span text:style-name="T6">, w</text:span><text:span text:style-name="T7">x</text:span></text:p></draw:text-box></draw:frame><draw:frame draw:style-name="gr8" draw:text-style-name="P20" xml:id="id5" draw:id="id5" svg:width="4.797cm" svg:height="1.135cm" svg:x="2.93cm" svg:y="4.019cm"><draw:text-box><text:p text:style-name="P17"><text:span text:style-name="T8">P</text:span><text:span text:style-name="T7">x</text:span><text:span text:style-name="T8"> = G</text:span><text:span text:style-name="T7">rx</text:span><text:span text:style-name="T6">, v</text:span><text:span text:style-name="T7">rx</text:span><text:span text:style-name="T8">, m</text:span><text:span text:style-name="T7">rx</text:span></text:p></draw:text-box></draw:frame><draw:connector draw:style-name="gr9" draw:text-style-name="P16" draw:type="line" svg:x1="5.327cm" svg:y1="4.018cm" svg:x2="4.941cm" svg:y2="3.119cm" draw:start-shape="id5" draw:start-glue-point="0" draw:end-shape="id6" draw:end-glue-point="2" svg:d="m5327 4018-386-899"><text:p/></draw:connector><draw:frame draw:style-name="gr8" draw:text-style-name="P20" svg:width="0.9cm" svg:height="1.135cm" svg:x="4.052cm" svg:y="2.304cm"><draw:text-box><text:p text:style-name="P17"><text:span text:style-name="T6">r</text:span><text:span text:style-name="T7">x</text:span></text:p></draw:text-box></draw:frame><draw:custom-shape draw:style-name="gr10" draw:text-style-name="P16" xml:id="id6" draw:id="id6" svg:width="0.5cm" svg:height="0.5cm" svg:x="4.692cm" svg:y="2.62cm"><text:p/><draw:enhanced-geometry svg:viewBox="0 0 21600 21600" draw:type="rectangle" draw:enhanced-path="M 0 0 L 21600 0 21600 21600 0 21600 0 0 Z N"/></draw:custom-shape><draw:line draw:style-name="gr12" draw:text-style-name="P16" svg:x1="4.953cm" svg:y1="2.066cm" svg:x2="4.953cm" svg:y2="2.966cm"><text:p/></draw:line><draw:line draw:style-name="gr12" draw:text-style-name="P16" svg:x1="8.034cm" svg:y1="2.066cm" svg:x2="2.734cm" svg:y2="2.066cm"><text:p/></draw:line></draw:g></text:p></draw:text-box></draw:frame><draw:frame draw:style-name="fr4" draw:name="Objekt1" text:anchor-type="as-char" svg:y="-3.127cm" svg:width="4.867cm" svg:height="6.13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4" draw:name="Objekt2" text:anchor-type="as-char" svg:y="-0.736cm" svg:width="12.09cm" svg:height="1.258cm" draw:z-index="10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kt3" text:anchor-type="as-char" svg:y="-2.302cm" svg:width="12.906cm" svg:height="4.516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2" draw:name="Ram2" text:anchor-type="paragraph" svg:x="0.307cm" svg:y="0.409cm" svg:width="11.211cm" draw:z-index="3"><draw:text-box fo:min-height="4.992cm"><text:p text:style-name="P12"><draw:g text:anchor-type="paragraph" draw:z-index="4" draw:style-name="gr11"><draw:path draw:style-name="gr2" draw:text-style-name="P16" svg:width="9.664cm" svg:height="2.43cm" svg:x="0.264cm" svg:y="1.6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line draw:style-name="gr12" draw:text-style-name="P16" svg:x1="4.746cm" svg:y1="5.3cm" svg:x2="4.746cm" svg:y2="0.5cm"><text:p/></draw:line><draw:frame draw:style-name="gr7" draw:text-style-name="P20" svg:width="2.116cm" svg:height="1.135cm" svg:x="4.846cm" svg:y="0cm"><draw:text-box><text:p text:style-name="P17"><text:span text:style-name="T6">H</text:span><text:span text:style-name="T7">y</text:span><text:span text:style-name="T6">, w</text:span><text:span text:style-name="T7">y</text:span></text:p></draw:text-box></draw:frame><draw:frame draw:style-name="gr8" draw:text-style-name="P20" xml:id="id3" draw:id="id3" svg:width="4.476cm" svg:height="1.135cm" svg:x="6.687cm" svg:y="0.704cm"><draw:text-box><text:p text:style-name="P17"><text:span text:style-name="T6">P</text:span><text:span text:style-name="T7">y</text:span><text:span text:style-name="T6">: G</text:span><text:span text:style-name="T7">ry</text:span><text:span text:style-name="T6">, v</text:span><text:span text:style-name="T7">ry</text:span><text:span text:style-name="T8">, m</text:span><text:span text:style-name="T7">Iry</text:span></text:p></draw:text-box></draw:frame><draw:connector draw:style-name="gr9" draw:text-style-name="P16" draw:type="line" svg:x1="8.925cm" svg:y1="1.838cm" svg:x2="8.3cm" svg:y2="2.586cm" draw:start-shape="id3" draw:start-glue-point="2" draw:end-shape="id4" draw:end-glue-point="0" svg:d="m8925 1838-625 748"><text:p/></draw:connector><draw:frame draw:style-name="gr8" draw:text-style-name="P20" svg:width="0.9cm" svg:height="1.135cm" svg:x="7.347cm" svg:y="1.7cm"><draw:text-box><text:p text:style-name="P17"><text:span text:style-name="T6">r</text:span><text:span text:style-name="T7">y</text:span></text:p></draw:text-box></draw:frame><draw:custom-shape draw:style-name="gr10" draw:text-style-name="P16" xml:id="id4" draw:id="id4" svg:width="0.5cm" svg:height="0.5cm" svg:x="8.051cm" svg:y="2.586cm"><text:p/><draw:enhanced-geometry svg:viewBox="0 0 21600 21600" draw:type="rectangle" draw:enhanced-path="M 0 0 L 21600 0 21600 21600 0 21600 0 0 Z N"/></draw:custom-shape><draw:line draw:style-name="gr6" draw:text-style-name="P22" svg:x1="4.746cm" svg:y1="2.8cm" svg:x2="8.246cm" svg:y2="2.8cm"><text:p/></draw:line></draw:g></text:p></draw:text-box></draw:frame></text:p>
      <text:p text:style-name="P6"><draw:frame draw:style-name="fr4" draw:name="Objekt5" text:anchor-type="as-char" svg:y="-0.377cm" svg:width="0.67cm" svg:height="0.531cm" draw:z-index="15"><draw:object xlink:href="./Object 5" xlink:type="simple" xlink:show="embed" xlink:actuate="onLoad"/><draw:image xlink:href="./ObjectReplacements/Object 5" xlink:type="simple" xlink:show="embed" xlink:actuate="onLoad"/></draw:frame>and <draw:frame draw:style-name="fr4" draw:name="Objekt13" text:anchor-type="as-char" svg:y="-0.377cm" svg:width="0.647cm" svg:height="0.533cm" draw:z-index="16"><draw:object xlink:href="./Object 13" xlink:type="simple" xlink:show="embed" xlink:actuate="onLoad"/><draw:image xlink:href="./ObjectReplacements/Object 13" xlink:type="simple" xlink:show="embed" xlink:actuate="onLoad"/><svg:desc>formel</svg:desc></draw:frame>is deduced in the same way as <draw:frame draw:style-name="fr4" draw:name="Objekt14" text:anchor-type="as-char" svg:y="-0.377cm" svg:width="0.661cm" svg:height="0.533cm" draw:z-index="17"><draw:object xlink:href="./Object 14" xlink:type="simple" xlink:show="embed" xlink:actuate="onLoad"/><draw:image xlink:href="./ObjectReplacements/Object 14" xlink:type="simple" xlink:show="embed" xlink:actuate="onLoad"/><svg:desc>formel</svg:desc></draw:frame>.</text:p>
      <text:p text:style-name="P6"><draw:frame draw:style-name="fr4" draw:name="Objekt15" text:anchor-type="as-char" svg:y="-1.953cm" svg:width="2.979cm" svg:height="3.815cm" draw:z-index="32"><draw:object xlink:href="./Object 15" xlink:type="simple" xlink:show="embed" xlink:actuate="onLoad"/><draw:image xlink:href="./ObjectReplacements/Object 15" xlink:type="simple" xlink:show="embed" xlink:actuate="onLoad"/></draw:frame></text:p>
      <text:p text:style-name="P6">The angular velocity<draw:frame draw:style-name="fr4" draw:name="Objekt17" text:anchor-type="as-char" svg:y="-0.377cm" svg:width="0.517cm" svg:height="0.469cm" draw:z-index="33"><draw:object xlink:href="./Object 17" xlink:type="simple" xlink:show="embed" xlink:actuate="onLoad"/><draw:image xlink:href="./ObjectReplacements/Object 17" xlink:type="simple" xlink:show="embed" xlink:actuate="onLoad"/></draw:frame>is the sum of <draw:frame draw:style-name="fr4" draw:name="Objekt20" text:anchor-type="as-char" svg:y="-0.377cm" svg:width="0.661cm" svg:height="0.533cm" draw:z-index="37"><draw:object xlink:href="./Object 20" xlink:type="simple" xlink:show="embed" xlink:actuate="onLoad"/><draw:image xlink:href="./ObjectReplacements/Object 20" xlink:type="simple" xlink:show="embed" xlink:actuate="onLoad"/></draw:frame>,<draw:frame draw:style-name="fr4" draw:name="Objekt18" text:anchor-type="as-char" svg:y="-0.377cm" svg:width="0.672cm" svg:height="0.533cm" draw:z-index="38"><draw:object xlink:href="./Object 18" xlink:type="simple" xlink:show="embed" xlink:actuate="onLoad"/><draw:image xlink:href="./ObjectReplacements/Object 18" xlink:type="simple" xlink:show="embed" xlink:actuate="onLoad"/></draw:frame>and<draw:frame draw:style-name="fr4" draw:name="Objekt19" text:anchor-type="as-char" svg:y="-0.377cm" svg:width="0.647cm" svg:height="0.533cm" draw:z-index="39"><draw:object xlink:href="./Object 19" xlink:type="simple" xlink:show="embed" xlink:actuate="onLoad"/><draw:image xlink:href="./ObjectReplacements/Object 19" xlink:type="simple" xlink:show="embed" xlink:actuate="onLoad"/></draw:frame>.<draw:frame draw:style-name="fr4" draw:name="Objekt16" text:anchor-type="as-char" svg:y="-0.949cm" svg:width="6.528cm" svg:height="1.81cm" draw:z-index="40"><draw:object xlink:href="./Object 16" xlink:type="simple" xlink:show="embed" xlink:actuate="onLoad"/><draw:image xlink:href="./ObjectReplacements/Object 16" xlink:type="simple" xlink:show="embed" xlink:actuate="onLoad"/></draw:frame><draw:frame draw:style-name="fr4" draw:name="Objekt21" text:anchor-type="as-char" svg:y="-0.72cm" svg:width="14.653cm" svg:height="1.214cm" draw:z-index="41"><draw:object xlink:href="./Object 21" xlink:type="simple" xlink:show="embed" xlink:actuate="onLoad"/><draw:image xlink:href="./ObjectReplacements/Object 21" xlink:type="simple" xlink:show="embed" xlink:actuate="onLoad"/></draw:frame></text:p>
      <text:p text:style-name="P6"><draw:frame draw:style-name="fr4" draw:name="Objekt22" text:anchor-type="as-char" svg:y="-0.845cm" svg:width="11.254cm" svg:height="1.402cm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6">Is<draw:frame draw:style-name="fr4" draw:name="Objekt29" text:anchor-type="as-char" svg:y="-0.437cm" svg:width="3.018cm" svg:height="0.527cm" draw:z-index="43"><draw:object xlink:href="./Object 29" xlink:type="simple" xlink:show="embed" xlink:actuate="onLoad"/><draw:image xlink:href="./ObjectReplacements/Object 29" xlink:type="simple" xlink:show="embed" xlink:actuate="onLoad"/></draw:frame><text:span text:style-name="T3">? Is</text:span><text:span text:style-name="T3"><draw:frame draw:style-name="fr4" draw:name="Objekt23" text:anchor-type="as-char" svg:y="-0.377cm" svg:width="2.108cm" svg:height="0.467cm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3">correct to begin with? And do this relate to</text:span><text:span text:style-name="T3"><draw:frame draw:style-name="fr4" draw:name="Objekt24" text:anchor-type="as-char" svg:y="-0.379cm" svg:width="2.023cm" svg:height="0.473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3">?</text:span></text:p>
      <text:p text:style-name="P8"/>
      <text:h text:style-name="P15" text:outline-level="1">Version 2</text:h>
      <text:p text:style-name="Text_20_body"><text:span text:style-name="T3">There is a possibility that</text:span><text:span text:style-name="T4"> the moment of Inertia tensor</text:span><text:span text:style-name="T4"><draw:frame draw:style-name="fr4" draw:name="Objekt30" text:anchor-type="as-char" svg:y="-0.377cm" svg:width="0.429cm" svg:height="0.469cm" draw:z-index="44"><draw:object xlink:href="./Object 30" xlink:type="simple" xlink:show="embed" xlink:actuate="onLoad"/><draw:image xlink:href="./ObjectReplacements/Object 30" xlink:type="simple" xlink:show="embed" xlink:actuate="onLoad"/></draw:frame></text:span><text:span text:style-name="T4">is not aligned with the base axis → not diagonolized. Which is the preferred case. This will be solved by making sure that</text:span><text:span text:style-name="T4"><draw:frame draw:style-name="fr4" draw:name="Objekt31" text:anchor-type="as-char" svg:y="-0.377cm" svg:width="0.429cm" svg:height="0.469cm" draw:z-index="45"><draw:object xlink:href="./Object 31" xlink:type="simple" xlink:show="embed" xlink:actuate="onLoad"/><draw:image xlink:href="./ObjectReplacements/Object 31" xlink:type="simple" xlink:show="embed" xlink:actuate="onLoad"/></draw:frame></text:span><text:span text:style-name="T4">is diagonolized.</text:span></text:p>
      <text:p text:style-name="Text_20_body"><text:span text:style-name="T4">We could say that the</text:span><text:span text:style-name="T4"><draw:frame draw:style-name="fr4" draw:name="Objekt32" text:anchor-type="as-char" svg:y="-0.377cm" svg:width="0.429cm" svg:height="0.469cm" draw:z-index="46"><draw:object xlink:href="./Object 32" xlink:type="simple" xlink:show="embed" xlink:actuate="onLoad"/><draw:image xlink:href="./ObjectReplacements/Object 32" xlink:type="simple" xlink:show="embed" xlink:actuate="onLoad"/></draw:frame></text:span><text:span text:style-name="T4">tensor got 2 properties; magnitudescalars</text:span><text:span text:style-name="T4"><draw:frame draw:style-name="fr4" draw:name="Objekt41" text:anchor-type="as-char" svg:y="-0.377cm" svg:width="0.587cm" svg:height="0.533cm" draw:z-index="47"><draw:object xlink:href="./Object 41" xlink:type="simple" xlink:show="embed" xlink:actuate="onLoad"/><draw:image xlink:href="./ObjectReplacements/Object 41" xlink:type="simple" xlink:show="embed" xlink:actuate="onLoad"/></draw:frame></text:span><text:span text:style-name="T4">and rotation</text:span><text:span text:style-name="T4"><draw:frame draw:style-name="fr4" draw:name="Objekt42" text:anchor-type="as-char" svg:y="-0.377cm" svg:width="0.753cm" svg:height="0.533cm" draw:z-index="48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6"><text:span text:style-name="T3"><draw:frame draw:style-name="fr4" draw:name="Objekt33" text:anchor-type="as-char" svg:y="-1.889cm" svg:width="15.007cm" svg:height="3.778cm" draw:z-index="28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3"> </text:span></text:p>
      <text:p text:style-name="P6"><text:span text:style-name="T3">From this point on is</text:span><text:span text:style-name="T3"><draw:frame draw:style-name="fr4" draw:name="Objekt34" text:anchor-type="as-char" svg:y="-0.377cm" svg:width="2.159cm" svg:height="0.485cm" draw:z-index="29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3">to avoid redundancy in this document.</text:span></text:p>
      <text:p text:style-name="P6"><text:span text:style-name="T3">To ensure that the moment of inertia tensor</text:span><text:span text:style-name="T3"><draw:frame draw:style-name="fr4" draw:name="Objekt36" text:anchor-type="as-char" svg:y="-0.377cm" svg:width="0.429cm" svg:height="0.469cm" draw:z-index="42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3">is diagonolized, we'll transform everything into the local space of </text:span><text:span text:style-name="T3"><draw:frame draw:style-name="fr4" draw:name="Objekt35" text:anchor-type="as-char" svg:y="-0.437cm" svg:width="7.673cm" svg:height="0.593cm" draw:z-index="30"><draw:object xlink:href="./Object 35" xlink:type="simple" xlink:show="embed" xlink:actuate="onLoad"/><draw:image xlink:href="./ObjectReplacements/Object 35" xlink:type="simple" xlink:show="embed" xlink:actuate="onLoad"/><svg:desc>formel</svg:desc></draw:frame></text:span></text:p>
      <text:p text:style-name="P8"><draw:g text:anchor-type="paragraph" draw:z-index="6" draw:style-name="gr13"><draw:path draw:style-name="gr2" draw:text-style-name="P16" svg:width="9.664cm" svg:height="2.43cm" svg:x="7.171cm" svg:y="0.234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frame draw:style-name="gr7" draw:text-style-name="P20" svg:width="2.142cm" svg:height="1.135cm" svg:x="8.694cm" svg:y="0.235cm"><draw:text-box><text:p text:style-name="P17"><text:span text:style-name="T6">H</text:span><text:span text:style-name="T7">x</text:span><text:span text:style-name="T6">, w</text:span><text:span text:style-name="T7">x</text:span></text:p></draw:text-box></draw:frame><draw:frame draw:style-name="gr8" draw:text-style-name="P20" xml:id="id7" draw:id="id7" svg:width="4.797cm" svg:height="1.135cm" svg:x="9.65cm" svg:y="3.287cm"><draw:text-box><text:p text:style-name="P17"><text:span text:style-name="T8">P</text:span><text:span text:style-name="T7">x</text:span><text:span text:style-name="T8"> = G</text:span><text:span text:style-name="T7">rx</text:span><text:span text:style-name="T6">, v</text:span><text:span text:style-name="T7">rx</text:span><text:span text:style-name="T8">, m</text:span><text:span text:style-name="T7">rx</text:span></text:p></draw:text-box></draw:frame><draw:connector draw:style-name="gr9" draw:text-style-name="P16" draw:type="line" svg:x1="12.047cm" svg:y1="3.286cm" svg:x2="11.661cm" svg:y2="2.387cm" draw:start-shape="id7" draw:start-glue-point="0" draw:end-shape="id8" draw:end-glue-point="2" svg:d="m12047 3286-386-899"><text:p/></draw:connector><draw:frame draw:style-name="gr8" draw:text-style-name="P20" svg:width="0.9cm" svg:height="1.135cm" svg:x="10.772cm" svg:y="1.572cm"><draw:text-box><text:p text:style-name="P17"><text:span text:style-name="T6">r</text:span><text:span text:style-name="T7">x</text:span></text:p></draw:text-box></draw:frame><draw:custom-shape draw:style-name="gr10" draw:text-style-name="P16" xml:id="id8" draw:id="id8" svg:width="0.5cm" svg:height="0.5cm" svg:x="11.412cm" svg:y="1.888cm"><text:p/><draw:enhanced-geometry svg:viewBox="0 0 21600 21600" draw:type="rectangle" draw:enhanced-path="M 0 0 L 21600 0 21600 21600 0 21600 0 0 Z N"/></draw:custom-shape><draw:line draw:style-name="gr12" draw:text-style-name="P16" svg:x1="11.673cm" svg:y1="1.334cm" svg:x2="11.673cm" svg:y2="2.234cm"><text:p/></draw:line><draw:line draw:style-name="gr12" draw:text-style-name="P16" svg:x1="14.754cm" svg:y1="1.334cm" svg:x2="9.454cm" svg:y2="1.334cm"><text:p/></draw:line></draw:g><draw:g text:anchor-type="paragraph" draw:z-index="7" draw:style-name="gr1"><draw:path draw:style-name="gr2" draw:text-style-name="P16" svg:width="9.664cm" svg:height="2.43cm" svg:x="0.052cm" svg:y="6.02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line draw:style-name="gr12" draw:text-style-name="P16" svg:x1="4.534cm" svg:y1="9.72cm" svg:x2="4.534cm" svg:y2="4.92cm"><text:p/></draw:line><draw:frame draw:style-name="gr7" draw:text-style-name="P20" svg:width="2.116cm" svg:height="1.135cm" svg:x="4.634cm" svg:y="4.42cm"><draw:text-box><text:p text:style-name="P17"><text:span text:style-name="T6">H</text:span><text:span text:style-name="T7">y</text:span><text:span text:style-name="T6">, w</text:span><text:span text:style-name="T7">y</text:span></text:p></draw:text-box></draw:frame><draw:frame draw:style-name="gr8" draw:text-style-name="P20" xml:id="id9" draw:id="id9" svg:width="4.373cm" svg:height="1.135cm" svg:x="6.475cm" svg:y="5.124cm"><draw:text-box><text:p text:style-name="P17"><text:span text:style-name="T6">P</text:span><text:span text:style-name="T7">y</text:span><text:span text:style-name="T6">: G</text:span><text:span text:style-name="T7">ry</text:span><text:span text:style-name="T6">, v</text:span><text:span text:style-name="T7">ry</text:span><text:span text:style-name="T8">, m</text:span><text:span text:style-name="T7">ry</text:span></text:p></draw:text-box></draw:frame><draw:connector draw:style-name="gr9" draw:text-style-name="P16" draw:type="line" svg:x1="8.661cm" svg:y1="6.258cm" svg:x2="8.087cm" svg:y2="7.006cm" draw:start-shape="id9" draw:start-glue-point="2" draw:end-shape="id10" draw:end-glue-point="0" svg:d="m8661 6258-574 748"><text:p/></draw:connector><draw:frame draw:style-name="gr8" draw:text-style-name="P20" svg:width="0.9cm" svg:height="1.135cm" svg:x="7.135cm" svg:y="6.12cm"><draw:text-box><text:p text:style-name="P17"><text:span text:style-name="T6">r</text:span><text:span text:style-name="T7">y</text:span></text:p></draw:text-box></draw:frame><draw:custom-shape draw:style-name="gr10" draw:text-style-name="P16" xml:id="id10" draw:id="id10" svg:width="0.5cm" svg:height="0.5cm" svg:x="7.839cm" svg:y="7.006cm"><text:p/><draw:enhanced-geometry svg:viewBox="0 0 21600 21600" draw:type="rectangle" draw:enhanced-path="M 0 0 L 21600 0 21600 21600 0 21600 0 0 Z N"/></draw:custom-shape><draw:line draw:style-name="gr6" draw:text-style-name="P22" svg:x1="4.534cm" svg:y1="7.218cm" svg:x2="8.034cm" svg:y2="7.218cm"><text:p/></draw:line></draw:g><draw:frame draw:style-name="fr4" draw:name="Objekt37" text:anchor-type="as-char" svg:y="-2.177cm" svg:width="5.987cm" svg:height="4.265cm" draw:z-index="31"><draw:object xlink:href="./Object 37" xlink:type="simple" xlink:show="embed" xlink:actuate="onLoad"/><draw:image xlink:href="./ObjectReplacements/Object 37" xlink:type="simple" xlink:show="embed" xlink:actuate="onLoad"/><svg:desc>formel</svg:desc></draw:frame></text:p>
      <text:p text:style-name="P8"><draw:frame draw:style-name="fr4" draw:name="Objekt38" text:anchor-type="as-char" svg:y="-2.757cm" svg:width="4.641cm" svg:height="5.405cm" draw:z-index="34"><draw:object xlink:href="./Object 38" xlink:type="simple" xlink:show="embed" xlink:actuate="onLoad"/><draw:image xlink:href="./ObjectReplacements/Object 38" xlink:type="simple" xlink:show="embed" xlink:actuate="onLoad"/></draw:frame> <text:soft-page-break/><draw:frame draw:style-name="fr4" draw:name="Objekt39" text:anchor-type="as-char" svg:y="-3.071cm" svg:width="11.516cm" svg:height="6.055cm" draw:z-index="35"><draw:object xlink:href="./Object 39" xlink:type="simple" xlink:show="embed" xlink:actuate="onLoad"/><draw:image xlink:href="./ObjectReplacements/Object 39" xlink:type="simple" xlink:show="embed" xlink:actuate="onLoad"/></draw:frame></text:p>
      <text:p text:style-name="P8">To wrap it up, we sum the 3 local axis cases together and then transform into our targeted angular velocity<draw:frame draw:style-name="fr4" draw:name="Objekt45" text:anchor-type="as-char" svg:y="-0.377cm" svg:width="0.663cm" svg:height="0.467cm" draw:z-index="49"><draw:object xlink:href="./Object 45" xlink:type="simple" xlink:show="embed" xlink:actuate="onLoad"/><draw:image xlink:href="./ObjectReplacements/Object 45" xlink:type="simple" xlink:show="embed" xlink:actuate="onLoad"/></draw:frame></text:p>
      <text:p text:style-name="P8"><draw:frame draw:style-name="fr4" draw:name="Objekt40" text:anchor-type="as-char" svg:y="-3.041cm" svg:width="15.395cm" svg:height="5.994cm" draw:z-index="36"><draw:object xlink:href="./Object 40" xlink:type="simple" xlink:show="embed" xlink:actuate="onLoad"/><draw:image xlink:href="./ObjectReplacements/Object 40" xlink:type="simple" xlink:show="embed" xlink:actuate="onLoad"/></draw:frame></text:p>
      <text:p text:style-name="P8"><draw:frame draw:style-name="fr3" draw:name="Ram3" text:anchor-type="paragraph" svg:x="0.129cm" svg:y="1.997cm" svg:width="10.278cm" draw:z-index="55"><draw:text-box fo:min-height="3.565cm"><text:p text:style-name="P14"><draw:frame draw:style-name="fr4" draw:name="Objekt50" text:anchor-type="as-char" svg:y="-1.752cm" svg:width="9.925cm" svg:height="3.413cm" draw:z-index="56"><draw:object xlink:href="./Object 50" xlink:type="simple" xlink:show="embed" xlink:actuate="onLoad"/><draw:image xlink:href="./ObjectReplacements/Object 50" xlink:type="simple" xlink:show="embed" xlink:actuate="onLoad"/></draw:frame></text:p></draw:text-box></draw:frame>Hold on!<draw:frame draw:style-name="fr5" draw:name="Objekt43" text:anchor-type="as-char" svg:y="-0.377cm" svg:width="0.434cm" svg:height="0.467cm" draw:z-index="50"><draw:object xlink:href="./Object 43" xlink:type="simple" xlink:show="embed" xlink:actuate="onLoad"/><draw:image xlink:href="./ObjectReplacements/Object 43" xlink:type="simple" xlink:show="embed" xlink:actuate="onLoad"/></draw:frame>should not be a factor when it comes to a direct<draw:frame draw:style-name="fr5" draw:name="Objekt44" text:anchor-type="as-char" svg:y="-0.437cm" svg:width="5.375cm" svg:height="0.542cm" draw:z-index="51"><draw:object xlink:href="./Object 44" xlink:type="simple" xlink:show="embed" xlink:actuate="onLoad"/><draw:image xlink:href="./ObjectReplacements/Object 44" xlink:type="simple" xlink:show="embed" xlink:actuate="onLoad"/></draw:frame>conversion. And you would be correct to state that. The thing is that<draw:frame draw:style-name="fr5" draw:name="Objekt46" text:anchor-type="as-char" svg:y="-0.377cm" svg:width="1.829cm" svg:height="0.469cm" draw:z-index="52"><draw:object xlink:href="./Object 46" xlink:type="simple" xlink:show="embed" xlink:actuate="onLoad"/><draw:image xlink:href="./ObjectReplacements/Object 46" xlink:type="simple" xlink:show="embed" xlink:actuate="onLoad"/><svg:desc>formel</svg:desc></draw:frame>is directly equivalent with<draw:frame draw:style-name="fr5" draw:name="Objekt47" text:anchor-type="as-char" svg:y="-0.377cm" svg:width="0.907cm" svg:height="0.469cm" draw:z-index="53"><draw:object xlink:href="./Object 47" xlink:type="simple" xlink:show="embed" xlink:actuate="onLoad"/><draw:image xlink:href="./ObjectReplacements/Object 47" xlink:type="simple" xlink:show="embed" xlink:actuate="onLoad"/><svg:desc>formel</svg:desc></draw:frame>if and only if <draw:frame draw:style-name="fr5" draw:name="Objekt48" text:anchor-type="as-char" svg:y="-0.439cm" svg:width="1.797cm" svg:height="0.594cm" draw:z-index="54"><draw:object xlink:href="./Object 48" xlink:type="simple" xlink:show="embed" xlink:actuate="onLoad"/><draw:image xlink:href="./ObjectReplacements/Object 48" xlink:type="simple" xlink:show="embed" xlink:actuate="onLoad"/><svg:desc>formel</svg:desc></draw:frame></text:p>
      <text:p text:style-name="P8"/>
      <text:p text:style-name="P8"/>
      <text:p text:style-name="P8"/>
      <text:p text:style-name="P8"/>
      <text:p text:style-name="P8"/>
      <text:p text:style-name="P8">And there we have it! Direct conversion between<draw:frame draw:style-name="fr5" draw:name="Objekt49" text:anchor-type="as-char" svg:y="-0.437cm" svg:width="1.531cm" svg:height="0.529cm" draw:z-index="57"><draw:object xlink:href="./Object 49" xlink:type="simple" xlink:show="embed" xlink:actuate="onLoad"/><draw:image xlink:href="./ObjectReplacements/Object 49" xlink:type="simple" xlink:show="embed" xlink:actuate="onLoad"/><svg:desc>formel</svg:desc></draw:frame>and<draw:frame draw:style-name="fr5" draw:name="Objekt51" text:anchor-type="as-char" svg:y="-0.377cm" svg:width="1.977cm" svg:height="0.469cm" draw:z-index="58"><draw:object xlink:href="./Object 51" xlink:type="simple" xlink:show="embed" xlink:actuate="onLoad"/><draw:image xlink:href="./ObjectReplacements/Object 5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288cm" draw:rotation="450"/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zxx" fo:country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n Andersson, </text:span><text:a xlink:type="simple" xlink:href="mailto:daaf11@bth.student.se"><text:span text:style-name="MT2">daaf11@student.bth.se</text:span></text:a><text:span text:style-name="MT1"> 2014</text:span></text:p>
        <text:p text:style-name="MP1"><text:span text:style-name="MT1">Linda Andersson, </text:span><text:a xlink:type="simple" xlink:href="mailto:liaj11@student.bth.se"><text:span text:style-name="MT2">liaj11@student.bth.se</text:span></text:a><text:span text:style-name="MT1"> 2014</text:span></text:p>
      </style:header>
      <style:footer>
        <text:p text:style-name="MP2"><text:page-number text:select-page="current">4</text:page-number> -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6:23:50.81</meta:creation-date>
    <dc:date>2014-01-23T18:26:28.06</dc:date>
    <meta:editing-duration>PT6H58M12S</meta:editing-duration>
    <meta:editing-cycles>37</meta:editing-cycles>
    <meta:generator>OpenOffice/4.0.1$Win32 OpenOffice.org_project/401m5$Build-9714</meta:generator>
    <dc:title>Converting angular momentum [kg*m^2/s]  to angular velocity [radians/s]</dc:title>
    <meta:document-statistic meta:table-count="2" meta:image-count="0" meta:object-count="51" meta:page-count="4" meta:paragraph-count="42" meta:word-count="254" meta:character-count="1490"/>
  </office:meta>
</office:document-meta>
</file>

<file path=Object 1/content.xml><?xml version="1.0" encoding="utf-8"?>
<math xmlns="http://www.w3.org/1998/Math/MathML">
  <semantics>
    <mtable>
      <mtr>
        <mtd>
          <mrow>
            <mover accent="true">
              <msub>
                <mi>H</mi>
                <mi>x</mi>
              </msub>
              <mo stretchy="false">⃗</mo>
            </mover>
            <mrow>
              <mi/>
              <mo stretchy="false">=</mo>
              <mi/>
            </mrow>
            <mrow>
              <mrow>
                <mo stretchy="false">(</mo>
                <mrow>
                  <mrow>
                    <mover accent="true">
                      <mi>H</mi>
                      <mo stretchy="false">⃗</mo>
                    </mover>
                    <mo stretchy="false">⋅</mo>
                    <mover accent="true">
                      <mi>x</mi>
                      <mo stretchy="false">̂</mo>
                    </mover>
                  </mrow>
                </mrow>
                <mo stretchy="false">)</mo>
              </mrow>
              <mo stretchy="false">∗</mo>
              <mover accent="true">
                <mi>x</mi>
                <mo stretchy="false">̂</mo>
              </mover>
            </mrow>
          </mrow>
        </mtd>
      </mtr>
      <mtr>
        <mtd>
          <mrow>
            <mover accent="true">
              <msub>
                <mi>r</mi>
                <mi>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i>r</mi>
                <mo stretchy="false">⃗</mo>
              </mover>
              <mo stretchy="false">−</mo>
              <mrow>
                <mrow>
                  <mo stretchy="false">(</mo>
                  <mrow>
                    <mrow>
                      <mover accent="true">
                        <mi>r</mi>
                        <mo stretchy="false">⃗</mo>
                      </mover>
                      <mo stretchy="false">⋅</mo>
                      <mover accent="true">
                        <mi>x</mi>
                        <mo stretchy="false">̂</mo>
                      </mover>
                    </mrow>
                  </mrow>
                  <mo stretchy="false">)</mo>
                </mrow>
                <mo stretchy="false">∗</mo>
                <mover accent="true">
                  <mi>x</mi>
                  <mo stretchy="false">̂</mo>
                </mover>
              </mrow>
            </mrow>
          </mrow>
        </mtd>
      </mtr>
      <mtr>
        <mtd>
          <mrow>
            <mover accent="true">
              <msub>
                <mi>w</mi>
                <mi>x</mi>
              </msub>
              <mo stretchy="false">⃗</mo>
            </mover>
            <mrow>
              <mi/>
              <mo stretchy="false">=</mo>
              <mi/>
            </mrow>
            <mrow>
              <mrow>
                <mo stretchy="false">(</mo>
                <mrow>
                  <mrow>
                    <mover accent="true">
                      <mi>w</mi>
                      <mo stretchy="false">⃗</mo>
                    </mover>
                    <mo stretchy="false">⋅</mo>
                    <mover accent="true">
                      <mi>x</mi>
                      <mo stretchy="false">̂</mo>
                    </mover>
                  </mrow>
                </mrow>
                <mo stretchy="false">)</mo>
              </mrow>
              <mo stretchy="false">∗</mo>
              <mover accent="true">
                <mi>x</mi>
                <mo stretchy="false">̂</mo>
              </mover>
            </mrow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over accent="true">
                <msub>
                  <mi>v</mi>
                  <mi mathvariant="italic">rx</mi>
                </msub>
                <mo stretchy="false">⃗</mo>
              </mover>
            </mrow>
          </mrow>
        </mtd>
      </mtr>
      <mtr>
        <mtd/>
      </mtr>
      <mtr>
        <mtd>
          <mrow>
            <mover accent="true">
              <msub>
                <mi>G</mi>
                <mi mathvariant="italic">rx</mi>
              </msub>
              <mo stretchy="false">⃗</mo>
            </mover>
            <mrow>
              <mi/>
              <mo stretchy="false">=</mo>
              <mi/>
            </mrow>
            <mrow>
              <msub>
                <mi>m</mi>
                <mi mathvariant="italic">Irx</mi>
              </msub>
              <mo stretchy="false">∗</mo>
              <mover accent="true">
                <msub>
                  <mi>v</mi>
                  <mi mathvariant="italic">rx</mi>
                </msub>
                <mo stretchy="false">⃗</mo>
              </mover>
            </mrow>
            <mi/>
            <mo stretchy="false">→</mo>
          </mrow>
        </mtd>
      </mtr>
      <mtr>
        <mtd>
          <mrow>
            <mo stretchy="false">→</mo>
            <mi/>
            <mover accent="true">
              <msub>
                <mi>v</mi>
                <mi mathvariant="italic">r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sub>
                  <mi>G</mi>
                  <mi mathvariant="italic">rx</mi>
                </msub>
                <mo stretchy="false">⃗</mo>
              </mover>
              <mo stretchy="false">∗</mo>
              <mrow>
                <mfrac>
                  <mn>1</mn>
                  <msub>
                    <mi>m</mi>
                    <mi mathvariant="italic">Irx</mi>
                  </msub>
                </mfrac>
              </mrow>
            </mrow>
          </mrow>
        </mtd>
      </mtr>
      <mtr>
        <mtd/>
      </mtr>
      <mtr>
        <mtd>
          <mrow>
            <mover accent="true">
              <msub>
                <mi>H</mi>
                <mi>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over accent="true">
                <mi>G</mi>
                <mo stretchy="false">⃗</mo>
              </mover>
            </mrow>
            <mi/>
            <mo stretchy="false">→</mo>
          </mrow>
        </mtd>
      </mtr>
      <mtr>
        <mtd>
          <mrow>
            <mo stretchy="false">→</mo>
            <mi/>
            <mover accent="true">
              <msub>
                <mi>G</mi>
                <mi mathvariant="italic">ry</mi>
              </msub>
              <mo stretchy="false">⃗</mo>
            </mover>
            <mrow>
              <mi/>
              <mo stretchy="false">=</mo>
              <mi/>
            </mrow>
            <mrow>
              <mrow>
                <mo stretchy="false">(</mo>
                <mrow>
                  <mrow>
                    <mover accent="true">
                      <msub>
                        <mi>H</mi>
                        <mi>x</mi>
                      </msub>
                      <mo stretchy="false">⃗</mo>
                    </mover>
                    <mo stretchy="false">×</mo>
                    <mover accent="true">
                      <msub>
                        <mi>r</mi>
                        <mi>x</mi>
                      </msub>
                      <mo stretchy="false">⃗</mo>
                    </mover>
                  </mrow>
                </mrow>
                <mo stretchy="false">)</mo>
              </mrow>
              <mo stretchy="false">∗</mo>
              <mrow>
                <mfrac>
                  <mn>1</mn>
                  <msup>
                    <mrow>
                      <mfenced open="∣" close="∣">
                        <mover accent="true">
                          <msub>
                            <mi>r</mi>
                            <mi>x</mi>
                          </msub>
                          <mo stretchy="false">⃗</mo>
                        </mover>
                      </mfenced>
                    </mrow>
                    <mn>2</mn>
                  </msup>
                </mfrac>
              </mrow>
            </mrow>
          </mrow>
        </mtd>
      </mtr>
    </mtable>
    <annotation encoding="StarMath 5.0">alignl vec H_x ~ = ~ (vec H  cdot hat x) * hat x newline
alignl vec r_x ~ = ~ vec r - (vec r cdot hat x) * hat x newline
alignl vec w_x ~ = ~ (vec w cdot hat x) * hat x ~ = ~ vec r_x times vec v_rx newline
newline
alignl vec G_rx ~ = ~ m_Irx * vec v_rx ~ rightarrow newline 
alignl rightarrow ~ vec v_rx ~ = ~ vec G_rx * {1 over m_Irx} newline
newline
alignl vec H_x ~ = ~ vec r_x times vec G ~ rightarrow newline
alignl rightarrow ~ vec G_ry ~ = ~ (vec H_x times vec r_x)*{1 over {abs vec r_x}^2}</annotation>
  </semantics>
</math>
</file>

<file path=Object 10/content.xml><?xml version="1.0" encoding="utf-8"?>
<math xmlns="http://www.w3.org/1998/Math/MathML">
  <semantics>
    <mrow>
      <mover accent="true">
        <msub>
          <mi>v</mi>
          <mrow>
            <mi>r</mi>
          </mrow>
        </msub>
        <mo stretchy="false">⃗</mo>
      </mover>
    </mrow>
    <annotation encoding="StarMath 5.0">vec v_{r}</annotation>
  </semantics>
</math>
</file>

<file path=Object 11/content.xml><?xml version="1.0" encoding="utf-8"?>
<math xmlns="http://www.w3.org/1998/Math/MathML">
  <semantics>
    <mrow>
      <mover accent="true">
        <msub>
          <mi>m</mi>
          <mrow>
            <mi mathvariant="italic">Ir</mi>
          </mrow>
        </msub>
        <mo stretchy="false">⃗</mo>
      </mover>
    </mrow>
    <annotation encoding="StarMath 5.0">vec m_{Ir}</annotation>
  </semantics>
</math>
</file>

<file path=Object 12/content.xml><?xml version="1.0" encoding="utf-8"?>
<math xmlns="http://www.w3.org/1998/Math/MathML">
  <semantics>
    <mrow>
      <mi>I</mi>
    </mrow>
    <annotation encoding="StarMath 5.0">I</annotation>
  </semantics>
</math>
</file>

<file path=Object 13/content.xml><?xml version="1.0" encoding="utf-8"?>
<math xmlns="http://www.w3.org/1998/Math/MathML">
  <semantics>
    <mrow>
      <mover accent="true">
        <msub>
          <mi>w</mi>
          <mi>z</mi>
        </msub>
        <mo stretchy="false">⃗</mo>
      </mover>
    </mrow>
    <annotation encoding="StarMath 5.0">vec w_z</annotation>
  </semantics>
</math>
</file>

<file path=Object 14/content.xml><?xml version="1.0" encoding="utf-8"?>
<math xmlns="http://www.w3.org/1998/Math/MathML">
  <semantics>
    <mrow>
      <mover accent="true">
        <msub>
          <mi>w</mi>
          <mi>x</mi>
        </msub>
        <mo stretchy="false">⃗</mo>
      </mover>
    </mrow>
    <annotation encoding="StarMath 5.0">vec w_x</annotation>
  </semantics>
</math>
</file>

<file path=Object 15/content.xml><?xml version="1.0" encoding="utf-8"?>
<math xmlns="http://www.w3.org/1998/Math/MathML">
  <semantics>
    <mrow>
      <mtable>
        <mtr>
          <mtd>
            <mrow>
              <mover accent="true">
                <msub>
                  <mi>w</mi>
                  <mi>x</mi>
                </msub>
                <mo stretchy="false">⃗</mo>
              </mover>
              <mrow>
                <mi/>
                <mo stretchy="false">=</mo>
                <mi/>
              </mrow>
              <mrow>
                <mrow>
                  <mfrac>
                    <msup>
                      <mrow>
                        <mfenced open="∣" close="∣">
                          <mover accent="true">
                            <msub>
                              <mi>r</mi>
                              <mi>x</mi>
                            </msub>
                            <mo stretchy="false">⃗</mo>
                          </mover>
                        </mfenced>
                      </mrow>
                      <mn>2</mn>
                    </msup>
                    <mover accent="true">
                      <msub>
                        <mi>I</mi>
                        <mi mathvariant="italic">x.x</mi>
                      </msub>
                      <mo stretchy="false">⃗</mo>
                    </mover>
                  </mfrac>
                </mrow>
                <mo stretchy="false">∗</mo>
                <mover accent="true">
                  <msub>
                    <mi>H</mi>
                    <mi>x</mi>
                  </msub>
                  <mo stretchy="false">⃗</mo>
                </mover>
              </mrow>
            </mrow>
          </mtd>
        </mtr>
        <mtr>
          <mtd>
            <mrow>
              <mover accent="true">
                <msub>
                  <mi>w</mi>
                  <mi>y</mi>
                </msub>
                <mo stretchy="false">⃗</mo>
              </mover>
              <mrow>
                <mi/>
                <mo stretchy="false">=</mo>
                <mi/>
              </mrow>
              <mrow>
                <mrow>
                  <mfrac>
                    <msup>
                      <mrow>
                        <mfenced open="∣" close="∣">
                          <mover accent="true">
                            <msub>
                              <mi>r</mi>
                              <mi>y</mi>
                            </msub>
                            <mo stretchy="false">⃗</mo>
                          </mover>
                        </mfenced>
                      </mrow>
                      <mn>2</mn>
                    </msup>
                    <mover accent="true">
                      <msub>
                        <mi>I</mi>
                        <mi mathvariant="italic">y.y</mi>
                      </msub>
                      <mo stretchy="false">⃗</mo>
                    </mover>
                  </mfrac>
                </mrow>
                <mo stretchy="false">∗</mo>
                <mover accent="true">
                  <msub>
                    <mi>H</mi>
                    <mi>y</mi>
                  </msub>
                  <mo stretchy="false">⃗</mo>
                </mover>
              </mrow>
            </mrow>
          </mtd>
        </mtr>
        <mtr>
          <mtd>
            <mrow>
              <mover accent="true">
                <msub>
                  <mi>w</mi>
                  <mi>z</mi>
                </msub>
                <mo stretchy="false">⃗</mo>
              </mover>
              <mrow>
                <mi/>
                <mo stretchy="false">=</mo>
                <mi/>
              </mrow>
              <mrow>
                <mrow>
                  <mfrac>
                    <msup>
                      <mrow>
                        <mfenced open="∣" close="∣">
                          <mover accent="true">
                            <msub>
                              <mi>r</mi>
                              <mi>z</mi>
                            </msub>
                            <mo stretchy="false">⃗</mo>
                          </mover>
                        </mfenced>
                      </mrow>
                      <mn>2</mn>
                    </msup>
                    <mover accent="true">
                      <msub>
                        <mi>I</mi>
                        <mi mathvariant="italic">z.z</mi>
                      </msub>
                      <mo stretchy="false">⃗</mo>
                    </mover>
                  </mfrac>
                </mrow>
                <mo stretchy="false">∗</mo>
                <mover accent="true">
                  <msub>
                    <mi>H</mi>
                    <mi>z</mi>
                  </msub>
                  <mo stretchy="false">⃗</mo>
                </mover>
              </mrow>
            </mrow>
          </mtd>
        </mtr>
      </mtable>
    </mrow>
    <annotation encoding="StarMath 5.0">stack
{ vec w_x ~ = ~ {{abs vec r_x}^2 over vec I_x.x} * vec H_x
# vec w_y ~ = ~ {{abs vec r_y}^2 over vec I_y.y} * vec H_y
# vec w_z ~ = ~ {{abs vec r_z}^2 over vec I_z.z} * vec H_z
}
</annotation>
  </semantics>
</math>
</file>

<file path=Object 16/content.xml><?xml version="1.0" encoding="utf-8"?>
<math xmlns="http://www.w3.org/1998/Math/MathML">
  <semantics>
    <mtable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row>
              <mrow>
                <mover accent="true">
                  <msub>
                    <mi>w</mi>
                    <mi>x</mi>
                  </msub>
                  <mo stretchy="false">⃗</mo>
                </mover>
                <mo stretchy="false">+</mo>
                <mover accent="true">
                  <msub>
                    <mi>w</mi>
                    <mi>y</mi>
                  </msub>
                  <mo stretchy="false">⃗</mo>
                </mover>
              </mrow>
              <mo stretchy="false">+</mo>
              <mover accent="true">
                <msub>
                  <mi>w</mi>
                  <mi>z</mi>
                </msub>
                <mo stretchy="false">⃗</mo>
              </mover>
            </mrow>
          </mrow>
        </mtd>
      </mtr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row>
              <mrow>
                <mrow>
                  <mrow>
                    <mfrac>
                      <msup>
                        <mrow>
                          <mfenced open="∣" close="∣">
                            <mover accent="true">
                              <msub>
                                <mi>r</mi>
                                <mi>x</mi>
                              </msub>
                              <mo stretchy="false">⃗</mo>
                            </mover>
                          </mfenced>
                        </mrow>
                        <mn>2</mn>
                      </msup>
                      <mover accent="true">
                        <msub>
                          <mi>I</mi>
                          <mi mathvariant="italic">x.x</mi>
                        </msub>
                        <mo stretchy="false">⃗</mo>
                      </mover>
                    </mfrac>
                  </mrow>
                  <mo stretchy="false">∗</mo>
                  <mover accent="true">
                    <msub>
                      <mi>H</mi>
                      <mi>x</mi>
                    </msub>
                    <mo stretchy="false">⃗</mo>
                  </mover>
                </mrow>
                <mo stretchy="false">+</mo>
                <mrow>
                  <mrow>
                    <mfrac>
                      <msup>
                        <mrow>
                          <mfenced open="∣" close="∣">
                            <mover accent="true">
                              <msub>
                                <mi>r</mi>
                                <mi>y</mi>
                              </msub>
                              <mo stretchy="false">⃗</mo>
                            </mover>
                          </mfenced>
                        </mrow>
                        <mn>2</mn>
                      </msup>
                      <mover accent="true">
                        <msub>
                          <mi>I</mi>
                          <mi mathvariant="italic">y.x</mi>
                        </msub>
                        <mo stretchy="false">⃗</mo>
                      </mover>
                    </mfrac>
                  </mrow>
                  <mo stretchy="false">∗</mo>
                  <mover accent="true">
                    <msub>
                      <mi>H</mi>
                      <mi>y</mi>
                    </msub>
                    <mo stretchy="false">⃗</mo>
                  </mover>
                </mrow>
              </mrow>
              <mo stretchy="false">+</mo>
              <mrow>
                <mrow>
                  <mfrac>
                    <msup>
                      <mrow>
                        <mfenced open="∣" close="∣">
                          <mover accent="true">
                            <msub>
                              <mi>r</mi>
                              <mi>z</mi>
                            </msub>
                            <mo stretchy="false">⃗</mo>
                          </mover>
                        </mfenced>
                      </mrow>
                      <mn>2</mn>
                    </msup>
                    <mover accent="true">
                      <msub>
                        <mi>I</mi>
                        <mi mathvariant="italic">z.z</mi>
                      </msub>
                      <mo stretchy="false">⃗</mo>
                    </mover>
                  </mfrac>
                </mrow>
                <mo stretchy="false">∗</mo>
                <mover accent="true">
                  <msub>
                    <mi>H</mi>
                    <mi>z</mi>
                  </msub>
                  <mo stretchy="false">⃗</mo>
                </mover>
              </mrow>
            </mrow>
          </mrow>
        </mtd>
      </mtr>
    </mtable>
    <annotation encoding="StarMath 5.0">alignl vec w ~ = ~ vec w_x + vec w_y + vec w_z
newline
alignl vec w ~ = ~
  {{abs vec r_x}^2 over vec I_x.x} * vec H_x
+ {{abs vec r_y}^2 over vec I_y.x} * vec H_y
+ {{abs vec r_z}^2 over vec I_z.z} * vec H_z </annotation>
  </semantics>
</math>
</file>

<file path=Object 17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18/content.xml><?xml version="1.0" encoding="utf-8"?>
<math xmlns="http://www.w3.org/1998/Math/MathML">
  <semantics>
    <mrow>
      <mover accent="true">
        <msub>
          <mi>w</mi>
          <mi>y</mi>
        </msub>
        <mo stretchy="false">⃗</mo>
      </mover>
    </mrow>
    <annotation encoding="StarMath 5.0">vec w_y</annotation>
  </semantics>
</math>
</file>

<file path=Object 19/content.xml><?xml version="1.0" encoding="utf-8"?>
<math xmlns="http://www.w3.org/1998/Math/MathML">
  <semantics>
    <mrow>
      <mover accent="true">
        <msub>
          <mi>w</mi>
          <mi>z</mi>
        </msub>
        <mo stretchy="false">⃗</mo>
      </mover>
    </mrow>
    <annotation encoding="StarMath 5.0">vec w_z</annotation>
  </semantics>
</math>
</file>

<file path=Object 2/content.xml><?xml version="1.0" encoding="utf-8"?>
<math xmlns="http://www.w3.org/1998/Math/MathML">
  <semantics>
    <mrow>
      <msub>
        <mi>I</mi>
        <mi mathvariant="italic">px</mi>
      </msub>
      <mrow>
        <mi/>
        <mo stretchy="false">=</mo>
        <mi/>
      </mrow>
      <mrow>
        <msub>
          <mi>m</mi>
          <mi mathvariant="italic">Irx</mi>
        </msub>
        <mo stretchy="false">∗</mo>
        <msup>
          <mrow>
            <mfenced open="∣" close="∣">
              <mover accent="true">
                <msub>
                  <mi>r</mi>
                  <mi>x</mi>
                </msub>
                <mo stretchy="false">⃗</mo>
              </mover>
            </mfenced>
          </mrow>
          <mn>2</mn>
        </msup>
      </mrow>
      <mi/>
      <mo stretchy="false">→</mo>
      <mi/>
      <msub>
        <mi>m</mi>
        <mi mathvariant="italic">Irx</mi>
      </msub>
      <mrow>
        <mi/>
        <mo stretchy="false">=</mo>
        <mi/>
      </mrow>
      <mfrac>
        <msub>
          <mi>I</mi>
          <mi mathvariant="italic">px</mi>
        </msub>
        <msup>
          <mrow>
            <mfenced open="∣" close="∣">
              <mover accent="true">
                <msub>
                  <mi>r</mi>
                  <mi>x</mi>
                </msub>
                <mo stretchy="false">⃗</mo>
              </mover>
            </mfenced>
          </mrow>
          <mn>2</mn>
        </msup>
      </mfrac>
      <mi/>
      <mi>,</mi>
      <mi/>
      <mfenced open="{" close="}">
        <mrow>
          <msub>
            <mi>I</mi>
            <mi mathvariant="italic">px</mi>
          </msub>
          <mrow>
            <mi/>
            <mo stretchy="false">=</mo>
            <mi/>
          </mrow>
          <mover accent="true">
            <msub>
              <mi>I</mi>
              <mi mathvariant="italic">x.x</mi>
            </msub>
            <mo stretchy="false">⃗</mo>
          </mover>
        </mrow>
      </mfenced>
      <mi/>
      <mo stretchy="false">→</mo>
      <mi/>
      <msub>
        <mi>m</mi>
        <mi mathvariant="italic">Irx</mi>
      </msub>
      <mrow>
        <mi/>
        <mo stretchy="false">=</mo>
        <mi/>
      </mrow>
      <mfrac>
        <mover accent="true">
          <msub>
            <mi>I</mi>
            <mi mathvariant="italic">x.x</mi>
          </msub>
          <mo stretchy="false">⃗</mo>
        </mover>
        <msup>
          <mrow>
            <mfenced open="∣" close="∣">
              <mover accent="true">
                <msub>
                  <mi>r</mi>
                  <mi>x</mi>
                </msub>
                <mo stretchy="false">⃗</mo>
              </mover>
            </mfenced>
          </mrow>
          <mn>2</mn>
        </msup>
      </mfrac>
    </mrow>
    <annotation encoding="StarMath 5.0">alignl I_px ~ = ~ m_Irx * {abs vec r_x}^2 ~ rightarrow ~ m_Irx ~ = ~ I_px over {abs vec r_x}^2 ~~,~~
left lbrace I_px ~ = ~ vec I_x.x right rbrace ~
rightarrow ~ m_Irx ~ = ~ vec I_x.x over {abs vec r_x}^2</annotation>
  </semantics>
</math>
</file>

<file path=Object 20/content.xml><?xml version="1.0" encoding="utf-8"?>
<math xmlns="http://www.w3.org/1998/Math/MathML">
  <semantics>
    <mrow>
      <mover accent="true">
        <msub>
          <mi>w</mi>
          <mi>x</mi>
        </msub>
        <mo stretchy="false">⃗</mo>
      </mover>
    </mrow>
    <annotation encoding="StarMath 5.0">vec w_x</annotation>
  </semantics>
</math>
</file>

<file path=Object 21/content.xml><?xml version="1.0" encoding="utf-8"?>
<math xmlns="http://www.w3.org/1998/Math/MathML">
  <semantics>
    <mrow>
      <mover accent="true">
        <mi>w</mi>
        <mo stretchy="false">⃗</mo>
      </mover>
      <mrow>
        <mi/>
        <mo stretchy="false">=</mo>
        <mi/>
      </mrow>
      <mrow>
        <mrow>
          <mrow>
            <mrow>
              <mfrac>
                <msup>
                  <mrow>
                    <mfenced open="∣" close="∣"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row>
                            <mrow>
                              <mo stretchy="false">(</mo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⋅</mo>
                                  <mover accent="true">
                                    <mi>x</mi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  <mo stretchy="false">∗</mo>
                            <mover accent="true">
                              <mi>x</mi>
                              <mo stretchy="false">̂</mo>
                            </mover>
                          </mrow>
                        </mrow>
                      </mrow>
                    </mfenced>
                  </mrow>
                  <mn>2</mn>
                </msup>
                <mover accent="true">
                  <msub>
                    <mi>I</mi>
                    <mi mathvariant="italic">x.x</mi>
                  </msub>
                  <mo stretchy="false">⃗</mo>
                </mover>
              </mfrac>
            </mrow>
            <mo stretchy="false">∗</mo>
            <mrow>
              <mrow>
                <mrow>
                  <mo stretchy="false">(</mo>
                  <mrow>
                    <mrow>
                      <mover accent="true">
                        <mi>H</mi>
                        <mo stretchy="false">⃗</mo>
                      </mover>
                      <mo stretchy="false">⋅</mo>
                      <mover accent="true">
                        <mi>x</mi>
                        <mo stretchy="false">̂</mo>
                      </mover>
                    </mrow>
                  </mrow>
                  <mo stretchy="false">)</mo>
                </mrow>
                <mo stretchy="false">∗</mo>
                <mover accent="true">
                  <mi>x</mi>
                  <mo stretchy="false">̂</mo>
                </mover>
              </mrow>
            </mrow>
          </mrow>
          <mo stretchy="false">+</mo>
          <mrow>
            <mrow>
              <mfrac>
                <msup>
                  <mrow>
                    <mfenced open="∣" close="∣"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row>
                            <mrow>
                              <mo stretchy="false">(</mo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⋅</mo>
                                  <mover accent="true">
                                    <mi>y</mi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  <mo stretchy="false">∗</mo>
                            <mover accent="true">
                              <mi>y</mi>
                              <mo stretchy="false">̂</mo>
                            </mover>
                          </mrow>
                        </mrow>
                      </mrow>
                    </mfenced>
                  </mrow>
                  <mn>2</mn>
                </msup>
                <mover accent="true">
                  <msub>
                    <mi>I</mi>
                    <mi mathvariant="italic">y.y</mi>
                  </msub>
                  <mo stretchy="false">⃗</mo>
                </mover>
              </mfrac>
            </mrow>
            <mo stretchy="false">∗</mo>
            <mrow>
              <mrow>
                <mrow>
                  <mo stretchy="false">(</mo>
                  <mrow>
                    <mrow>
                      <mover accent="true">
                        <mi>H</mi>
                        <mo stretchy="false">⃗</mo>
                      </mover>
                      <mo stretchy="false">⋅</mo>
                      <mover accent="true">
                        <mi>y</mi>
                        <mo stretchy="false">̂</mo>
                      </mover>
                    </mrow>
                  </mrow>
                  <mo stretchy="false">)</mo>
                </mrow>
                <mo stretchy="false">∗</mo>
                <mover accent="true">
                  <mi>y</mi>
                  <mo stretchy="false">̂</mo>
                </mover>
              </mrow>
            </mrow>
          </mrow>
        </mrow>
        <mo stretchy="false">+</mo>
        <mrow>
          <mrow>
            <mfrac>
              <msup>
                <mrow>
                  <mfenced open="∣" close="∣"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row>
                          <mrow>
                            <mo stretchy="false">(</mo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⋅</mo>
                                <mover accent="true">
                                  <mi>z</mi>
                                  <mo stretchy="false">̂</mo>
                                </mover>
                              </mrow>
                            </mrow>
                            <mo stretchy="false">)</mo>
                          </mrow>
                          <mo stretchy="false">∗</mo>
                          <mover accent="true">
                            <mi>z</mi>
                            <mo stretchy="false">̂</mo>
                          </mover>
                        </mrow>
                      </mrow>
                    </mrow>
                  </mfenced>
                </mrow>
                <mn>2</mn>
              </msup>
              <mover accent="true">
                <msub>
                  <mi>I</mi>
                  <mi mathvariant="italic">z.z</mi>
                </msub>
                <mo stretchy="false">⃗</mo>
              </mover>
            </mfrac>
          </mrow>
          <mo stretchy="false">∗</mo>
          <mrow>
            <mrow>
              <mrow>
                <mo stretchy="false">(</mo>
                <mrow>
                  <mrow>
                    <mover accent="true">
                      <mi>H</mi>
                      <mo stretchy="false">⃗</mo>
                    </mover>
                    <mo stretchy="false">⋅</mo>
                    <mover accent="true">
                      <mi>z</mi>
                      <mo stretchy="false">̂</mo>
                    </mover>
                  </mrow>
                </mrow>
                <mo stretchy="false">)</mo>
              </mrow>
              <mo stretchy="false">∗</mo>
              <mover accent="true">
                <mi>z</mi>
                <mo stretchy="false">̂</mo>
              </mover>
            </mrow>
          </mrow>
        </mrow>
      </mrow>
    </mrow>
    <annotation encoding="StarMath 5.0">vec w ~ = ~
  {{abs {vec r - (vec r cdot hat x) * hat x}}^2 over vec I_x.x} * {(vec H  cdot hat x) * hat x}
+ {{abs {vec r - (vec r cdot hat y) * hat y}}^2 over vec I_y.y} * {(vec H  cdot hat y) * hat y}
+ {{abs {vec r - (vec r cdot hat z) * hat z}}^2 over vec I_z.z} * {(vec H  cdot hat z) * hat z}</annotation>
  </semantics>
</math>
</file>

<file path=Object 22/content.xml><?xml version="1.0" encoding="utf-8"?>
<math xmlns="http://www.w3.org/1998/Math/MathML">
  <semantics>
    <mrow>
      <mover accent="true">
        <mi>w</mi>
        <mo stretchy="false">⃗</mo>
      </mover>
      <mrow>
        <mi/>
        <mo stretchy="false">=</mo>
        <mi/>
      </mrow>
      <mfenced open="(" close=")">
        <mrow>
          <mtable>
            <mtr>
              <mtd>
                <mrow>
                  <mrow>
                    <mrow>
                      <mfrac>
                        <mrow>
                          <mrow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2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3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</mrow>
                        </mrow>
                        <mover accent="true">
                          <msub>
                            <mi>I</mi>
                            <mi mathvariant="italic">x.x</mi>
                          </msub>
                          <mo stretchy="false">⃗</mo>
                        </mover>
                      </mfrac>
                    </mrow>
                    <mo stretchy="false">∗</mo>
                    <mover accent="true">
                      <msub>
                        <mi>H</mi>
                        <mn>1</mn>
                      </msub>
                      <mo stretchy="false">⃗</mo>
                    </mover>
                  </mrow>
                  <mi/>
                  <mi>,</mi>
                </mrow>
              </mtd>
              <mtd>
                <mrow>
                  <mrow>
                    <mrow>
                      <mfrac>
                        <mrow>
                          <mrow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1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3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</mrow>
                        </mrow>
                        <mover accent="true">
                          <msub>
                            <mi>I</mi>
                            <mi mathvariant="italic">y.y</mi>
                          </msub>
                          <mo stretchy="false">⃗</mo>
                        </mover>
                      </mfrac>
                    </mrow>
                    <mo stretchy="false">∗</mo>
                    <mover accent="true">
                      <msub>
                        <mi>H</mi>
                        <mn>2</mn>
                      </msub>
                      <mo stretchy="false">⃗</mo>
                    </mover>
                  </mrow>
                  <mi/>
                  <mi>,</mi>
                </mrow>
              </mtd>
              <mtd>
                <mrow>
                  <mrow>
                    <mrow>
                      <mfrac>
                        <mrow>
                          <mrow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1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2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</mrow>
                        </mrow>
                        <mover accent="true">
                          <msub>
                            <mi>I</mi>
                            <mi mathvariant="italic">z.z</mi>
                          </msub>
                          <mo stretchy="false">⃗</mo>
                        </mover>
                      </mfrac>
                    </mrow>
                    <mo stretchy="false">∗</mo>
                    <mover accent="true">
                      <msub>
                        <mi>H</mi>
                        <mn>3</mn>
                      </msub>
                      <mo stretchy="false">⃗</mo>
                    </mover>
                  </mrow>
                </mrow>
              </mtd>
            </mtr>
          </mtable>
        </mrow>
      </mfenced>
    </mrow>
    <annotation encoding="StarMath 5.0">vec w ~ = ~
left ( matrix
{ {{(vec r_2)^2 + (vec r_3)^2} over vec I_x.x} * vec H_1`,
# {{(vec r_1)^2 + (vec r_3)^2} over vec I_y.y} * vec H_2`,
# {{(vec r_1)^2 + (vec r_2)^2} over vec I_z.z} * vec H_3
} right )</annotation>
  </semantics>
</math>
</file>

<file path=Object 23/content.xml><?xml version="1.0" encoding="utf-8"?>
<math xmlns="http://www.w3.org/1998/Math/MathML">
  <semantics>
    <mrow>
      <mover accent="true">
        <mi>w</mi>
        <mo stretchy="false">⃗</mo>
      </mover>
      <mrow>
        <mi/>
        <mo stretchy="false">=</mo>
        <mi/>
      </mrow>
      <mrow>
        <mover accent="true">
          <mi>r</mi>
          <mo stretchy="false">⃗</mo>
        </mover>
        <mo stretchy="false">×</mo>
        <mover accent="true">
          <mi>v</mi>
          <mo stretchy="false">⃗</mo>
        </mover>
      </mrow>
    </mrow>
    <annotation encoding="StarMath 5.0">alignl vec w
~ = ~ vec r times vec v</annotation>
  </semantics>
</math>
</file>

<file path=Object 24/content.xml><?xml version="1.0" encoding="utf-8"?>
<math xmlns="http://www.w3.org/1998/Math/MathML">
  <semantics>
    <mrow>
      <mfenced open="∣" close="∣">
        <mi>H</mi>
      </mfenced>
      <mrow>
        <mi/>
        <mo stretchy="false">=</mo>
        <mi/>
      </mrow>
      <mi mathvariant="italic">Iw</mi>
    </mrow>
    <annotation encoding="StarMath 5.0">abs H ~ = ~ Iw</annotation>
  </semantics>
</math>
</file>

<file path=Object 25/content.xml><?xml version="1.0" encoding="utf-8"?>
<math xmlns="http://www.w3.org/1998/Math/MathML">
  <semantics>
    <mrow>
      <mfenced open="∣" close="∣">
        <mi>H</mi>
      </mfenced>
      <mrow>
        <mi/>
        <mo stretchy="false">=</mo>
        <mi/>
      </mrow>
      <mi mathvariant="italic">Iw</mi>
    </mrow>
    <annotation encoding="StarMath 5.0">abs H ~ = ~ Iw</annotation>
  </semantics>
</math>
</file>

<file path=Object 26/content.xml><?xml version="1.0" encoding="utf-8"?>
<math xmlns="http://www.w3.org/1998/Math/MathML">
  <semantics>
    <mrow>
      <mover accent="true">
        <mi>H</mi>
        <mo stretchy="false">⃗</mo>
      </mover>
      <mrow>
        <mi/>
        <mo stretchy="false">=</mo>
        <mi/>
      </mrow>
      <mi>I</mi>
      <mover accent="true">
        <mi>w</mi>
        <mo stretchy="false">⃗</mo>
      </mover>
      <mi/>
      <mo stretchy="false">→</mo>
      <mi/>
      <mrow>
        <mover accent="true">
          <mi>w</mi>
          <mo stretchy="false">⃗</mo>
        </mover>
        <mo stretchy="false">=</mo>
        <msup>
          <mi>I</mi>
          <mrow>
            <mrow>
              <mo stretchy="false">−</mo>
              <mn>1</mn>
            </mrow>
          </mrow>
        </msup>
      </mrow>
      <mover accent="true">
        <mi>H</mi>
        <mo stretchy="false">⃗</mo>
      </mover>
    </mrow>
    <annotation encoding="StarMath 5.0">vec H ~ = ~ I vec w ~ rightarrow ~
vec w = I^{-1} vec H</annotation>
  </semantics>
</math>
</file>

<file path=Object 27/content.xml><?xml version="1.0" encoding="utf-8"?>
<math xmlns="http://www.w3.org/1998/Math/MathML">
  <semantics>
    <mrow>
      <mover accent="true">
        <mi>H</mi>
        <mo stretchy="false">⃗</mo>
      </mover>
      <mi/>
      <mrow>
        <mrow>
          <mi mathvariant="italic">kg</mi>
          <mo stretchy="false">∗</mo>
          <msup>
            <mi>m</mi>
            <mn>2</mn>
          </msup>
        </mrow>
        <mo stretchy="false">/</mo>
        <mi>s</mi>
      </mrow>
    </mrow>
    <annotation encoding="StarMath 5.0">vec H ~ kg*m^2 / s</annotation>
  </semantics>
</math>
</file>

<file path=Object 28/content.xml><?xml version="1.0" encoding="utf-8"?>
<math xmlns="http://www.w3.org/1998/Math/MathML">
  <semantics>
    <mrow>
      <mover accent="true">
        <mi>w</mi>
        <mo stretchy="false">⃗</mo>
      </mover>
      <mi/>
      <mrow>
        <mi mathvariant="italic">radian</mi>
        <mo stretchy="false">/</mo>
        <mi>s</mi>
      </mrow>
    </mrow>
    <annotation encoding="StarMath 5.0">vec w~radian/s</annotation>
  </semantics>
</math>
</file>

<file path=Object 29/content.xml><?xml version="1.0" encoding="utf-8"?>
<math xmlns="http://www.w3.org/1998/Math/MathML">
  <semantics>
    <mrow>
      <mrow>
        <msup>
          <mi>m</mi>
          <mn>2</mn>
        </msup>
        <mo stretchy="false">/</mo>
        <mi>s</mi>
      </mrow>
      <mo stretchy="false">→</mo>
      <mrow>
        <mi mathvariant="italic">radian</mi>
        <mo stretchy="false">/</mo>
        <mi>s</mi>
      </mrow>
    </mrow>
    <annotation encoding="StarMath 5.0">m^2 / s rightarrow  radian / s</annotation>
  </semantics>
</math>
</file>

<file path=Object 3/content.xml><?xml version="1.0" encoding="utf-8"?>
<math xmlns="http://www.w3.org/1998/Math/MathML">
  <semantics>
    <mtable>
      <mtr>
        <mtd>
          <mrow>
            <mover accent="true">
              <msub>
                <mi>w</mi>
                <mi>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over accent="true">
                <msub>
                  <mi>v</mi>
                  <mi mathvariant="italic">rx</mi>
                </msub>
                <mo stretchy="false">⃗</mo>
              </mover>
            </mrow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row>
                <mo stretchy="false">(</mo>
                <mrow>
                  <mrow>
                    <mover accent="true">
                      <msub>
                        <mi>G</mi>
                        <mi mathvariant="italic">rx</mi>
                      </msub>
                      <mo stretchy="false">⃗</mo>
                    </mover>
                    <mo stretchy="false">∗</mo>
                    <mrow>
                      <mfrac>
                        <mn>1</mn>
                        <msub>
                          <mi>m</mi>
                          <mi mathvariant="italic">Irx</mi>
                        </msub>
                      </mfrac>
                    </mrow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row>
                <mo stretchy="false">(</mo>
                <mrow>
                  <mrow>
                    <mover accent="true">
                      <msub>
                        <mi>G</mi>
                        <mi mathvariant="italic">rx</mi>
                      </msub>
                      <mo stretchy="false">⃗</mo>
                    </mover>
                    <mo stretchy="false">∗</mo>
                    <mrow>
                      <mfrac>
                        <mn>1</mn>
                        <mrow>
                          <mo stretchy="false">(</mo>
                          <mrow>
                            <mfrac>
                              <mover accent="true">
                                <msub>
                                  <mi>I</mi>
                                  <mi mathvariant="italic">x.x</mi>
                                </msub>
                                <mo stretchy="false">⃗</mo>
                              </mover>
                              <mrow>
                                <msup>
                                  <mrow>
                                    <mfenced open="∣" close="∣">
                                      <mover accent="true">
                                        <msub>
                                          <mi>r</mi>
                                          <mi>x</mi>
                                        </msub>
                                        <mo stretchy="false">⃗</mo>
                                      </mover>
                                    </mfenced>
                                  </mrow>
                                  <mn>2</mn>
                                </msup>
                              </mrow>
                            </mfrac>
                          </mrow>
                          <mo stretchy="false">)</mo>
                        </mrow>
                      </mfrac>
                    </mrow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row>
                <mo stretchy="false">(</mo>
                <mrow>
                  <mrow>
                    <mover accent="true">
                      <msub>
                        <mi>G</mi>
                        <mi mathvariant="italic">rx</mi>
                      </msub>
                      <mo stretchy="false">⃗</mo>
                    </mover>
                    <mo stretchy="false">∗</mo>
                    <mrow>
                      <mfrac>
                        <mrow>
                          <msup>
                            <mrow>
                              <mfenced open="∣" close="∣">
                                <mover accent="true">
                                  <msub>
                                    <mi>r</mi>
                                    <mi>x</mi>
                                  </msub>
                                  <mo stretchy="false">⃗</mo>
                                </mover>
                              </mfenced>
                            </mrow>
                            <mn>2</mn>
                          </msup>
                        </mrow>
                        <mover accent="true">
                          <msub>
                            <mi>I</mi>
                            <mi mathvariant="italic">x.x</mi>
                          </msub>
                          <mo stretchy="false">⃗</mo>
                        </mover>
                      </mfrac>
                    </mrow>
                  </mrow>
                </mrow>
                <mo stretchy="false">)</mo>
              </mrow>
            </mrow>
          </mrow>
        </mtd>
      </mtr>
      <mtr>
        <mtd>
          <mrow>
            <mover accent="true">
              <msub>
                <mi>w</mi>
                <mi>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row>
                            <mo stretchy="false">(</mo>
                            <mrow>
                              <mrow>
                                <mover accent="true">
                                  <msub>
                                    <mi>H</mi>
                                    <mi>x</mi>
                                  </msub>
                                  <mo stretchy="false">⃗</mo>
                                </mover>
                                <mo stretchy="false">×</mo>
                                <mover accent="true">
                                  <msub>
                                    <mi>r</mi>
                                    <mi>x</mi>
                                  </msub>
                                  <mo stretchy="false">⃗</mo>
                                </mover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frac>
                              <mn>1</mn>
                              <msup>
                                <mrow>
                                  <mfenced open="∣" close="∣">
                                    <mover accent="true">
                                      <msub>
                                        <mi>r</mi>
                                        <mi>x</mi>
                                      </msub>
                                      <mo stretchy="false">⃗</mo>
                                    </mover>
                                  </mfenced>
                                </mrow>
                                <mn>2</mn>
                              </msup>
                            </mfrac>
                          </mrow>
                        </mrow>
                      </mrow>
                      <mo stretchy="false">)</mo>
                    </mrow>
                    <mo stretchy="false">∗</mo>
                    <mrow>
                      <mfrac>
                        <msup>
                          <mrow>
                            <mfenced open="∣" close="∣">
                              <mover accent="true">
                                <msub>
                                  <mi>r</mi>
                                  <mi>x</mi>
                                </msub>
                                <mo stretchy="false">⃗</mo>
                              </mover>
                            </mfenced>
                          </mrow>
                          <mn>2</mn>
                        </msup>
                        <mover accent="true">
                          <msub>
                            <mi>I</mi>
                            <mi mathvariant="italic">x.x</mi>
                          </msub>
                          <mo stretchy="false">⃗</mo>
                        </mover>
                      </mfrac>
                    </mrow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row>
                <mrow>
                  <mover accent="true">
                    <msub>
                      <mi>r</mi>
                      <mi>x</mi>
                    </msub>
                    <mo stretchy="false">⃗</mo>
                  </mover>
                  <mo stretchy="false">×</mo>
                  <mover accent="true">
                    <msub>
                      <mi>H</mi>
                      <mi>x</mi>
                    </msub>
                    <mo stretchy="false">⃗</mo>
                  </mover>
                </mrow>
                <mo stretchy="false">×</mo>
                <mover accent="true">
                  <msub>
                    <mi>r</mi>
                    <mi>x</mi>
                  </msub>
                  <mo stretchy="false">⃗</mo>
                </mover>
              </mrow>
              <mo stretchy="false">∗</mo>
              <mrow>
                <mfrac>
                  <mn>1</mn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frac>
              </mrow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over accent="true">
                        <mi>a</mi>
                        <mo stretchy="false">⃗</mo>
                      </mover>
                      <mo stretchy="false">×</mo>
                      <mover accent="true">
                        <mi>b</mi>
                        <mo stretchy="false">⃗</mo>
                      </mover>
                    </mrow>
                    <mo stretchy="false">×</mo>
                    <mover accent="true">
                      <mi>a</mi>
                      <mo stretchy="false">⃗</mo>
                    </mover>
                  </mrow>
                  <mo stretchy="false">=</mo>
                  <mrow>
                    <msup>
                      <mrow>
                        <mfenced open="∣" close="∣">
                          <mover accent="true">
                            <mi>a</mi>
                            <mo stretchy="false">⃗</mo>
                          </mover>
                        </mfenced>
                      </mrow>
                      <mn>2</mn>
                    </msup>
                    <mo stretchy="false">∗</mo>
                    <mover accent="true">
                      <mi>b</mi>
                      <mo stretchy="false">⃗</mo>
                    </mover>
                  </mrow>
                </mrow>
              </mrow>
              <mo stretchy="false">}</mo>
            </mrow>
            <mi/>
            <mo stretchy="false">→</mo>
            <mi/>
            <mover accent="true">
              <msub>
                <mi>w</mi>
                <mi>x</mi>
              </msub>
              <mo stretchy="false">⃗</mo>
            </mover>
            <mrow>
              <mi/>
              <mo stretchy="false">=</mo>
              <mi/>
            </mrow>
            <mrow>
              <mrow>
                <msup>
                  <mrow>
                    <mfenced open="∣" close="∣">
                      <mover accent="true">
                        <msub>
                          <mi>r</mi>
                          <mi>x</mi>
                        </msub>
                        <mo stretchy="false">⃗</mo>
                      </mover>
                    </mfenced>
                  </mrow>
                  <mn>2</mn>
                </msup>
                <mo stretchy="false">∗</mo>
                <mover accent="true">
                  <msub>
                    <mi>H</mi>
                    <mi>x</mi>
                  </msub>
                  <mo stretchy="false">⃗</mo>
                </mover>
              </mrow>
              <mo stretchy="false">∗</mo>
              <mrow>
                <mfrac>
                  <mn>1</mn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frac>
              </mrow>
            </mrow>
            <mrow>
              <mi/>
              <mo stretchy="false">=</mo>
              <mi/>
            </mrow>
            <mrow>
              <mrow>
                <mfrac>
                  <msup>
                    <mrow>
                      <mfenced open="∣" close="∣">
                        <mover accent="true">
                          <msub>
                            <mi>r</mi>
                            <mi>x</mi>
                          </msub>
                          <mo stretchy="false">⃗</mo>
                        </mover>
                      </mfenced>
                    </mrow>
                    <mn>2</mn>
                  </msup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frac>
              </mrow>
              <mo stretchy="false">∗</mo>
              <mover accent="true">
                <msub>
                  <mi>H</mi>
                  <mi>x</mi>
                </msub>
                <mo stretchy="false">⃗</mo>
              </mover>
            </mrow>
          </mrow>
        </mtd>
      </mtr>
    </mtable>
    <annotation encoding="StarMath 5.0">alignl vec w_x
~ = ~ vec r_x times vec v_rx
~ = ~ vec r_x times (vec G_rx * {1 over m_Irx})
~ = ~ vec r_x times (vec G_rx * {1 over (vec I_x.x over {{abs vec r_x}^2})})
~ = ~ vec r_x times (vec G_rx * {{{abs vec r_x}^2} over vec I_x.x})
newline
alignl vec w_x
~ = ~ vec r_x times (((vec H_x times vec r_x)*{1 over {abs vec r_x}^2}) * {{abs vec r_x}^2 over vec I_x.x})
~ = ~ vec r_x times vec H_x times vec r_x * {1 over vec I_x.x}
newline
alignl lbrace vec a times vec b times vec a = {abs vec a}^2 * vec b rbrace ~ rightarrow ~ vec w_x
~ = ~ {abs vec r_x}^2 * vec H_x * {1 over vec I_x.x}
~ = ~ {{abs vec r_x}^2 over vec I_x.x} * vec H_x</annotation>
  </semantics>
</math>
</file>

<file path=Object 30/content.xml><?xml version="1.0" encoding="utf-8"?>
<math xmlns="http://www.w3.org/1998/Math/MathML">
  <semantics>
    <mrow>
      <mi>I</mi>
    </mrow>
    <annotation encoding="StarMath 5.0">I</annotation>
  </semantics>
</math>
</file>

<file path=Object 31/content.xml><?xml version="1.0" encoding="utf-8"?>
<math xmlns="http://www.w3.org/1998/Math/MathML">
  <semantics>
    <mrow>
      <mi>I</mi>
    </mrow>
    <annotation encoding="StarMath 5.0">I</annotation>
  </semantics>
</math>
</file>

<file path=Object 32/content.xml><?xml version="1.0" encoding="utf-8"?>
<math xmlns="http://www.w3.org/1998/Math/MathML">
  <semantics>
    <mrow>
      <mi>I</mi>
    </mrow>
    <annotation encoding="StarMath 5.0">I</annotation>
  </semantics>
</math>
</file>

<file path=Object 33/content.xml><?xml version="1.0" encoding="utf-8"?>
<math xmlns="http://www.w3.org/1998/Math/MathML">
  <semantics>
    <mtable>
      <mtr>
        <mtd>
          <mrow>
            <mi>I</mi>
            <mrow>
              <mi/>
              <mo stretchy="false">=</mo>
              <mi/>
            </mrow>
            <msub>
              <mi>I</mi>
              <mi>R</mi>
            </msub>
            <msub>
              <mi>I</mi>
              <mi>S</mi>
            </msub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over accent="true">
                          <msub>
                            <mi>I</mi>
                            <mi mathvariant="italic">Rx</mi>
                          </msub>
                          <mo stretchy="false">⃗</mo>
                        </mover>
                      </mrow>
                    </mtd>
                    <mtd>
                      <mrow>
                        <mover accent="true">
                          <msub>
                            <mi>I</mi>
                            <mi mathvariant="italic">Ry</mi>
                          </msub>
                          <mo stretchy="false">⃗</mo>
                        </mover>
                      </mrow>
                    </mtd>
                    <mtd>
                      <mrow>
                        <mover accent="true">
                          <msub>
                            <mi>I</mi>
                            <mi mathvariant="italic">Rz</mi>
                          </msub>
                          <mo stretchy="false">⃗</mo>
                        </mover>
                      </mrow>
                    </mtd>
                  </mtr>
                </mtable>
              </mrow>
            </mfenced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Rxx</mi>
                        </msub>
                      </mrow>
                    </mtd>
                    <mtd>
                      <mrow>
                        <msub>
                          <mi>I</mi>
                          <mi mathvariant="italic">Ryx</mi>
                        </msub>
                      </mrow>
                    </mtd>
                    <mtd>
                      <mrow>
                        <msub>
                          <mi>I</mi>
                          <mi mathvariant="italic">Rzx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Rxy</mi>
                        </msub>
                      </mrow>
                    </mtd>
                    <mtd>
                      <mrow>
                        <msub>
                          <mi>I</mi>
                          <mi mathvariant="italic">Ryy</mi>
                        </msub>
                      </mrow>
                    </mtd>
                    <mtd>
                      <mrow>
                        <msub>
                          <mi>I</mi>
                          <mi mathvariant="italic">Rzy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Rxz</mi>
                        </msub>
                      </mrow>
                    </mtd>
                    <mtd>
                      <mrow>
                        <msub>
                          <mi>I</mi>
                          <mi mathvariant="italic">Ryz</mi>
                        </msub>
                      </mrow>
                    </mtd>
                    <mtd>
                      <mrow>
                        <msub>
                          <mi>I</mi>
                          <mi mathvariant="italic">Rzz</mi>
                        </msub>
                      </mrow>
                    </mtd>
                  </mtr>
                </mtable>
              </mrow>
            </mfenced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</mrow>
                    </mtd>
                  </mtr>
                </mtable>
              </mrow>
            </mfenced>
          </mrow>
        </mtd>
      </mtr>
      <mtr>
        <mtd>
          <mrow>
            <mi>I</mi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x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x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x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y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y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y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z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z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z</mi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  <mover accent="true">
                          <msub>
                            <mi>I</mi>
                            <mi mathvariant="italic">Rx</mi>
                          </msub>
                          <mo stretchy="false">⃗</mo>
                        </mover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over accent="true">
                          <msub>
                            <mi>I</mi>
                            <mi mathvariant="italic">Ry</mi>
                          </msub>
                          <mo stretchy="false">⃗</mo>
                        </mover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over accent="true">
                          <msub>
                            <mi>I</mi>
                            <mi mathvariant="italic">Rz</mi>
                          </msub>
                          <mo stretchy="false">⃗</mo>
                        </mover>
                      </mrow>
                    </mtd>
                  </mtr>
                </mtable>
              </mrow>
            </mfenced>
          </mrow>
        </mtd>
      </mtr>
    </mtable>
    <annotation encoding="StarMath 5.0">alignl
I ~ = ~ I_R  I_S
~ = ~
left [ matrix { vec I_Rx # vec I_Ry # vec I_Rz } right ]
left [ matrix
{  I_Sxx # 0 # 0
## 0 # I_Syy # 0
## 0 # 0 # I_Szz
} right ]
~ = ~
left [ matrix
{  I_Rxx # I_Ryx # I_Rzx
## I_Rxy # I_Ryy # I_Rzy
## I_Rxz # I_Ryz # I_Rzz
} right ]
left [ matrix
{  I_Sxx # 0 # 0
## 0 # I_Syy # 0
## 0 # 0 # I_Szz
} right ]
newline alignl
I ~ = ~
left [ matrix
{  I_Sxx I_Rxx # I_Syy I_Ryx # I_Szz I_Rzx
## I_Sxx I_Rxy # I_Syy I_Ryy # I_Szz I_Rzy
## I_Sxx I_Rxz # I_Syy I_Ryz # I_Szz I_Rzz
} right ]
~ = ~
left [ matrix { I_Sxx vec I_Rx # I_Syy vec I_Ry # I_Szz vec I_Rz } right ]</annotation>
  </semantics>
</math>
</file>

<file path=Object 34/content.xml><?xml version="1.0" encoding="utf-8"?>
<math xmlns="http://www.w3.org/1998/Math/MathML">
  <semantics>
    <mrow>
      <mrow>
        <mi>i</mi>
        <mo stretchy="false">∈</mo>
        <mrow>
          <mo stretchy="false">{</mo>
          <mrow>
            <mi>x</mi>
            <mi>,</mi>
            <mi>y</mi>
            <mi>,</mi>
            <mi>z</mi>
          </mrow>
          <mo stretchy="false">}</mo>
        </mrow>
      </mrow>
    </mrow>
    <annotation encoding="StarMath 5.0">i in lbrace x, y, z rbrace </annotation>
  </semantics>
</math>
</file>

<file path=Object 35/content.xml><?xml version="1.0" encoding="utf-8"?>
<math xmlns="http://www.w3.org/1998/Math/MathML">
  <semantics>
    <mrow>
      <msub>
        <mi>I</mi>
        <mi>R</mi>
      </msub>
      <mo stretchy="false">→</mo>
      <msubsup>
        <mi>I</mi>
        <mi>R</mi>
        <mi>,</mi>
      </msubsup>
      <mrow>
        <mi/>
        <mo stretchy="false">=</mo>
        <mi/>
      </mrow>
      <mtext>identitymatrix</mtext>
      <mi/>
      <mrow>
        <mo stretchy="false">[</mo>
        <mrow>
          <mtable>
            <mtr>
              <mtd>
                <mrow>
                  <mover accent="true">
                    <msub>
                      <mi>e</mi>
                      <mi>x</mi>
                    </msub>
                    <mo stretchy="false">̂</mo>
                  </mover>
                  <mi/>
                  <mi>,</mi>
                </mrow>
              </mtd>
              <mtd>
                <mrow>
                  <mover accent="true">
                    <msub>
                      <mi>e</mi>
                      <mi>y</mi>
                    </msub>
                    <mo stretchy="false">̂</mo>
                  </mover>
                  <mi/>
                  <mi>,</mi>
                </mrow>
              </mtd>
              <mtd>
                <mrow>
                  <mover accent="true">
                    <msub>
                      <mi>e</mi>
                      <mi>z</mi>
                    </msub>
                    <mo stretchy="false">̂</mo>
                  </mover>
                </mrow>
              </mtd>
            </mtr>
          </mtable>
        </mrow>
        <mo stretchy="false">]</mo>
      </mrow>
      <mtext>.</mtext>
    </mrow>
    <annotation encoding="StarMath 5.0">I_R rightarrow I_R^, ~=~ "identitymatrix" ~ [ matrix{hat e_x `, # hat e_y `, # hat e_z} ] "."</annotation>
  </semantics>
</math>
</file>

<file path=Object 36/content.xml><?xml version="1.0" encoding="utf-8"?>
<math xmlns="http://www.w3.org/1998/Math/MathML">
  <semantics>
    <mrow>
      <mi>I</mi>
    </mrow>
    <annotation encoding="StarMath 5.0">I</annotation>
  </semantics>
</math>
</file>

<file path=Object 37/content.xml><?xml version="1.0" encoding="utf-8"?>
<math xmlns="http://www.w3.org/1998/Math/MathML">
  <semantics>
    <mrow>
      <mtable>
        <mtr>
          <mtd>
            <mrow>
              <msubsup>
                <mi>I</mi>
                <mi>R</mi>
                <mi>,</mi>
              </msubsup>
              <mrow>
                <mi/>
                <mo stretchy="false">=</mo>
                <mi/>
              </mrow>
              <mrow>
                <mo stretchy="false">[</mo>
                <mrow>
                  <mtable>
                    <mtr>
                      <mtd>
                        <mrow>
                          <mover accent="true">
                            <msub>
                              <mi>e</mi>
                              <mi>x</mi>
                            </msub>
                            <mo stretchy="false">̂</mo>
                          </mover>
                          <mi/>
                          <mi>,</mi>
                        </mrow>
                      </mtd>
                      <mtd>
                        <mrow>
                          <mover accent="true">
                            <msub>
                              <mi>e</mi>
                              <mi>y</mi>
                            </msub>
                            <mo stretchy="false">̂</mo>
                          </mover>
                          <mi/>
                          <mi>,</mi>
                        </mrow>
                      </mtd>
                      <mtd>
                        <mrow>
                          <mover accent="true">
                            <msub>
                              <mi>e</mi>
                              <mi>z</mi>
                            </msub>
                            <mo stretchy="false">̂</mo>
                          </mover>
                        </mrow>
                      </mtd>
                    </mtr>
                  </mtable>
                </mrow>
                <mo stretchy="false">]</mo>
              </mrow>
              <mrow>
                <mi/>
                <mo stretchy="false">=</mo>
                <mi/>
              </mrow>
              <mrow>
                <msubsup>
                  <mi>I</mi>
                  <mi>R</mi>
                  <mrow>
                    <mo stretchy="false">−</mo>
                    <mn>1</mn>
                  </mrow>
                </msubsup>
                <mo stretchy="false">∗</mo>
                <msub>
                  <mi>I</mi>
                  <mi>R</mi>
                </msub>
              </mrow>
            </mrow>
          </mtd>
        </mtr>
        <mtr>
          <mtd>
            <mrow>
              <mover accent="true">
                <msup>
                  <mi>H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H</mi>
                <mo stretchy="false">⃗</mo>
              </mover>
            </mrow>
          </mtd>
        </mtr>
        <mtr>
          <mtd>
            <mrow>
              <mover accent="true">
                <msup>
                  <mi>w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w</mi>
                <mo stretchy="false">⃗</mo>
              </mover>
            </mrow>
          </mtd>
        </mtr>
        <mtr>
          <mtd>
            <mrow>
              <mover accent="true">
                <msup>
                  <mi>r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r</mi>
                <mo stretchy="false">⃗</mo>
              </mover>
            </mrow>
          </mtd>
        </mtr>
        <mtr>
          <mtd>
            <mrow>
              <mover accent="true">
                <msubsup>
                  <mi>G</mi>
                  <mi>r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sub>
                  <mi>G</mi>
                  <mi>r</mi>
                </msub>
                <mo stretchy="false">⃗</mo>
              </mover>
            </mrow>
          </mtd>
        </mtr>
        <mtr>
          <mtd>
            <mrow>
              <mover accent="true">
                <msubsup>
                  <mi>v</mi>
                  <mi>r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sub>
                  <mi>v</mi>
                  <mi>r</mi>
                </msub>
                <mo stretchy="false">⃗</mo>
              </mover>
            </mrow>
          </mtd>
        </mtr>
        <mtr>
          <mtd>
            <mrow>
              <msubsup>
                <mi>m</mi>
                <mi mathvariant="italic">ri</mi>
                <mi>,</mi>
              </msubsup>
            </mrow>
          </mtd>
        </mtr>
      </mtable>
    </mrow>
    <annotation encoding="StarMath 5.0">alignl stack
{ I_R^, ~=~ [ matrix{hat e_x `, # hat e_y `, # hat e_z} ] ~=~ I_R^-1 * I_R
# vec H^, ~=~ I_R^-1 vec H
# vec w^, ~=~ I_R^-1 vec w
# vec r^, ~=~ I_R^-1 vec r
# vec G_r^, ~=~ I_R^-1 vec G_r
# vec v_r^, ~=~ I_R^-1 vec v_r
# m_ri^,
}</annotation>
  </semantics>
</math>
</file>

<file path=Object 38/content.xml><?xml version="1.0" encoding="utf-8"?>
<math xmlns="http://www.w3.org/1998/Math/MathML">
  <semantics>
    <mrow>
      <mtable>
        <mtr>
          <mtd>
            <mrow>
              <mover accent="true">
                <msubsup>
                  <mi>H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 stretchy="false">(</mo>
                <mrow>
                  <mrow>
                    <mover accent="true">
                      <msup>
                        <mi>H</mi>
                        <mi>,</mi>
                      </msup>
                      <mo stretchy="false">⃗</mo>
                    </mover>
                    <mo stretchy="false">⋅</mo>
                    <mover accent="true">
                      <msub>
                        <mi>e</mi>
                        <mi>i</mi>
                      </msub>
                      <mo stretchy="false">̂</mo>
                    </mover>
                  </mrow>
                </mrow>
                <mo stretchy="false">)</mo>
              </mrow>
              <mover accent="true">
                <msub>
                  <mi>e</mi>
                  <mi>i</mi>
                </msub>
                <mo stretchy="false">̂</mo>
              </mover>
            </mrow>
          </mtd>
        </mtr>
        <mtr>
          <mtd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ver accent="true">
                  <msup>
                    <mi>r</mi>
                    <mi>,</mi>
                  </msup>
                  <mo stretchy="false">⃗</mo>
                </mover>
                <mo stretchy="false">−</mo>
                <mrow>
                  <mo stretchy="false">(</mo>
                  <mrow>
                    <mrow>
                      <mover accent="true">
                        <mi>r</mi>
                        <mo stretchy="false">⃗</mo>
                      </mover>
                      <mo stretchy="false">⋅</mo>
                      <mover accent="true">
                        <msub>
                          <mi>e</mi>
                          <mi>i</mi>
                        </msub>
                        <mo stretchy="false">̂</mo>
                      </mover>
                    </mrow>
                  </mrow>
                  <mo stretchy="false">)</mo>
                </mrow>
              </mrow>
              <mover accent="true">
                <msub>
                  <mi>e</mi>
                  <mi>i</mi>
                </msub>
                <mo stretchy="false">̂</mo>
              </mover>
            </mrow>
          </mtd>
        </mtr>
        <mtr>
          <mtd>
            <mrow>
              <mover accent="true">
                <msubsup>
                  <mi>w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 stretchy="false">(</mo>
                <mrow>
                  <mrow>
                    <mover accent="true">
                      <msup>
                        <mi>w</mi>
                        <mi>,</mi>
                      </msup>
                      <mo stretchy="false">⃗</mo>
                    </mover>
                    <mo stretchy="false">⋅</mo>
                    <mover accent="true">
                      <msub>
                        <mi>e</mi>
                        <mi>i</mi>
                      </msub>
                      <mo stretchy="false">̂</mo>
                    </mover>
                  </mrow>
                </mrow>
                <mo stretchy="false">)</mo>
              </mrow>
              <mover accent="true">
                <msub>
                  <mi>e</mi>
                  <mi>i</mi>
                </msub>
                <mo stretchy="false">̂</mo>
              </mover>
              <mrow>
                <mi/>
                <mo stretchy="false">=</mo>
                <mi/>
              </mrow>
              <mrow>
                <mover accent="true">
                  <msubsup>
                    <mi>r</mi>
                    <mi>i</mi>
                    <mi>,</mi>
                  </msubsup>
                  <mo stretchy="false">⃗</mo>
                </mover>
                <mo stretchy="false">×</mo>
                <mover accent="true">
                  <msubsup>
                    <mi>v</mi>
                    <mi mathvariant="italic">ri</mi>
                    <mi>,</mi>
                  </msubsup>
                  <mo stretchy="false">⃗</mo>
                </mover>
              </mrow>
            </mrow>
          </mtd>
        </mtr>
        <mtr>
          <mtd>
            <mrow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m</mi>
                <mi mathvariant="italic">ri</mi>
                <mi>,</mi>
              </msubsup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  <mi/>
              <mo stretchy="false">→</mo>
            </mrow>
          </mtd>
        </mtr>
        <mtr>
          <mtd>
            <mrow>
              <mo stretchy="false">→</mo>
              <mi/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frac>
                  <mn>1</mn>
                  <msubsup>
                    <mi>m</mi>
                    <mi mathvariant="italic">ri</mi>
                    <mi>,</mi>
                  </msubsup>
                </mfrac>
              </mrow>
            </mrow>
          </mtd>
        </mtr>
        <mtr>
          <mtd>
            <mrow>
              <mover accent="true">
                <msubsup>
                  <mi>H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ver accent="true">
                  <msubsup>
                    <mi>r</mi>
                    <mi>i</mi>
                    <mi>,</mi>
                  </msubsup>
                  <mo stretchy="false">⃗</mo>
                </mover>
                <mo stretchy="false">×</mo>
                <mover accent="true">
                  <msubsup>
                    <mi>G</mi>
                    <mi>r</mi>
                    <mi>,</mi>
                  </msubsup>
                  <mo stretchy="false">⃗</mo>
                </mover>
              </mrow>
              <mi/>
              <mo stretchy="false">→</mo>
            </mrow>
          </mtd>
        </mtr>
        <mtr>
          <mtd>
            <mrow>
              <mo stretchy="false">→</mo>
              <mi/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row>
                  <mo stretchy="false">(</mo>
                  <mrow>
                    <mrow>
                      <mover accent="true">
                        <msubsup>
                          <mi>H</mi>
                          <mi>i</mi>
                          <mi>,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row>
                  </mrow>
                  <mo stretchy="false">)</mo>
                </mrow>
                <mo stretchy="false">∗</mo>
                <mrow>
                  <mfrac>
                    <mn>1</mn>
                    <msup>
                      <mrow>
                        <mfenced open="∣" close="∣">
                          <mover accent="true">
                            <msubsup>
                              <mi>r</mi>
                              <mi>i</mi>
                              <mi>,</mi>
                            </msubsup>
                            <mo stretchy="false">⃗</mo>
                          </mover>
                        </mfenced>
                      </mrow>
                      <mn>2</mn>
                    </msup>
                  </mfrac>
                </mrow>
              </mrow>
            </mrow>
          </mtd>
        </mtr>
      </mtable>
    </mrow>
    <annotation encoding="StarMath 5.0">alignl stack
{ vec H_i^,  ~=~ (vec H^,  cdot hat e_i) hat e_i
# vec r_i^,  ~=~  vec r^, - (vec r cdot hat e_i) hat e_i
# vec w_i^,  ~=~ (vec w^, cdot hat e_i) hat e_i ~ = ~ vec r_i^, times vec v_ri^,
# vec G_ri^, ~ = ~ m_ri^, vec v_ri^, ~ rightarrow
# rightarrow ~ vec v_ri^, ~ = ~ vec G_ri^, { alignc 1 over m_ri^,}
# vec H_i^, ~ = ~ vec r_i^, times vec G_r^, ~ rightarrow
# rightarrow ~ vec G_ri^, ~ = ~ (vec H_i^, times vec r_i^,)*{alignc 1 over {abs vec r_i^,}^2}
}</annotation>
  </semantics>
</math>
</file>

<file path=Object 39/content.xml><?xml version="1.0" encoding="utf-8"?>
<math xmlns="http://www.w3.org/1998/Math/MathML">
  <semantics>
    <mtable>
      <mtr>
        <mtd>
          <mrow>
            <msub>
              <mi>I</mi>
              <mi mathvariant="italic">pi</mi>
            </msub>
            <mrow>
              <mi/>
              <mo stretchy="false">=</mo>
              <mi/>
            </mrow>
            <msubsup>
              <mi>m</mi>
              <mi mathvariant="italic">ri</mi>
              <mi>,</mi>
            </msubsup>
            <msup>
              <mrow>
                <mfenced open="∣" close="∣"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fenced>
              </mrow>
              <mn>2</mn>
            </msup>
            <mi/>
            <mo stretchy="false">→</mo>
            <mi/>
            <msubsup>
              <mi>m</mi>
              <mi mathvariant="italic">ri</mi>
              <mi>,</mi>
            </msubsup>
            <mrow>
              <mi/>
              <mo stretchy="false">=</mo>
              <mi/>
            </mrow>
            <mrow>
              <mfrac>
                <msub>
                  <mi>I</mi>
                  <mi mathvariant="italic">p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  <mi/>
            <mi>,</mi>
            <mi/>
            <mfenced open="{" close="}">
              <mrow>
                <msub>
                  <mi>I</mi>
                  <mi mathvariant="italic">pi</mi>
                </msub>
                <mrow>
                  <mi/>
                  <mo stretchy="false">=</mo>
                  <mi/>
                </mrow>
                <msub>
                  <mi>I</mi>
                  <mi mathvariant="italic">Sii</mi>
                </msub>
              </mrow>
            </mfenced>
            <mi/>
            <mo stretchy="false">→</mo>
            <mi/>
            <msubsup>
              <mi>m</mi>
              <mi mathvariant="italic">ri</mi>
              <mi>,</mi>
            </msubsup>
            <mrow>
              <mi/>
              <mo stretchy="false">=</mo>
              <mi/>
            </mrow>
            <mrow>
              <mfrac>
                <msub>
                  <mi>I</mi>
                  <mi mathvariant="italic">Si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</mrow>
        </mtd>
      </mtr>
      <mtr>
        <mtd>
          <mrow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n>1</mn>
                      <msubsup>
                        <mi>m</mi>
                        <mi mathvariant="italic">ri</mi>
                        <mi>,</mi>
                      </msubsup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n>1</mn>
                      <mfenced open="(" close=")">
                        <mrow>
                          <mfrac>
                            <msub>
                              <mi>I</mi>
                              <mi mathvariant="italic">Sii</mi>
                            </msub>
                            <mrow>
                              <msup>
                                <mrow>
                                  <mfenced open="∣" close="∣">
                                    <mover accent="true">
                                      <msubsup>
                                        <mi>r</mi>
                                        <mi>i</mi>
                                        <mi>,</mi>
                                      </msubsup>
                                      <mo stretchy="false">⃗</mo>
                                    </mover>
                                  </mfenced>
                                </mrow>
                                <mn>2</mn>
                              </msup>
                            </mrow>
                          </mfrac>
                        </mrow>
                      </mfenced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row>
                        <msup>
                          <mrow>
                            <mfenced open="∣" close="∣">
                              <mover accent="true">
                                <msub>
                                  <mi>r</mi>
                                  <mi>i</mi>
                                </msub>
                                <mo stretchy="false">⃗</mo>
                              </mover>
                            </mfenced>
                          </mrow>
                          <mn>2</mn>
                        </msup>
                      </mrow>
                      <msub>
                        <mi>I</mi>
                        <mi mathvariant="italic">Sii</mi>
                      </msub>
                    </mfrac>
                  </mrow>
                </mrow>
                <mo stretchy="false">)</mo>
              </mrow>
            </mrow>
          </mrow>
        </mtd>
      </mtr>
      <mtr>
        <mtd>
          <mrow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row>
                    <mo stretchy="false">(</mo>
                    <mrow>
                      <mrow>
                        <mo stretchy="false">(</mo>
                        <mrow>
                          <mrow>
                            <mover accent="true">
                              <msubsup>
                                <mi>H</mi>
                                <mi>i</mi>
                                <mi>,</mi>
                              </msubsup>
                              <mo stretchy="false">⃗</mo>
                            </mover>
                            <mo stretchy="false">×</mo>
                            <mover accent="true">
                              <msubsup>
                                <mi>r</mi>
                                <mi>i</mi>
                                <mi>,</mi>
                              </msubsup>
                              <mo stretchy="false">⃗</mo>
                            </mover>
                          </mrow>
                        </mrow>
                        <mo stretchy="false">)</mo>
                      </mrow>
                      <mrow>
                        <mfrac>
                          <mn>1</mn>
                          <msup>
                            <mrow>
                              <mfenced open="∣" close="∣">
                                <mover accent="true">
                                  <msubsup>
                                    <mi>r</mi>
                                    <mi>i</mi>
                                    <mi>,</mi>
                                  </msubsup>
                                  <mo stretchy="false">⃗</mo>
                                </mover>
                              </mfenced>
                            </mrow>
                            <mn>2</mn>
                          </msup>
                        </mfrac>
                      </mrow>
                    </mrow>
                    <mo stretchy="false">)</mo>
                  </mrow>
                  <mrow>
                    <mfrac>
                      <msup>
                        <mrow>
                          <mfenced open="∣" close="∣">
                            <mover accent="true">
                              <msubsup>
                                <mi>r</mi>
                                <mi>i</mi>
                                <mi>,</mi>
                              </msubsup>
                              <mo stretchy="false">⃗</mo>
                            </mover>
                          </mfenced>
                        </mrow>
                        <mn>2</mn>
                      </msup>
                      <msub>
                        <mi>I</mi>
                        <mi mathvariant="italic">Sii</mi>
                      </msub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 stretchy="false">(</mo>
              <mrow>
                <mrow>
                  <mrow>
                    <mover accent="true">
                      <msubsup>
                        <mi>r</mi>
                        <mi>i</mi>
                        <mi>,</mi>
                      </msubsup>
                      <mo stretchy="false">⃗</mo>
                    </mover>
                    <mo stretchy="false">×</mo>
                    <mover accent="true">
                      <msubsup>
                        <mi>H</mi>
                        <mi>i</mi>
                        <mi>,</mi>
                      </msubsup>
                      <mo stretchy="false">⃗</mo>
                    </mover>
                  </mrow>
                  <mo stretchy="false">×</mo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row>
              </mrow>
              <mo stretchy="false">)</mo>
            </mrow>
            <mrow>
              <mfrac>
                <mn>1</mn>
                <msub>
                  <mi>I</mi>
                  <mi mathvariant="italic">Sii</mi>
                </msub>
              </mfrac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over accent="true">
                        <mi>a</mi>
                        <mo stretchy="false">⃗</mo>
                      </mover>
                      <mo stretchy="false">×</mo>
                      <mover accent="true">
                        <mi>b</mi>
                        <mo stretchy="false">⃗</mo>
                      </mover>
                    </mrow>
                    <mo stretchy="false">×</mo>
                    <mover accent="true">
                      <mi>a</mi>
                      <mo stretchy="false">⃗</mo>
                    </mover>
                  </mrow>
                  <mo stretchy="false">=</mo>
                  <msup>
                    <mrow>
                      <mfenced open="∣" close="∣">
                        <mover accent="true">
                          <mi>a</mi>
                          <mo stretchy="false">⃗</mo>
                        </mover>
                      </mfenced>
                    </mrow>
                    <mn>2</mn>
                  </msup>
                </mrow>
                <mover accent="true">
                  <mi>b</mi>
                  <mo stretchy="false">⃗</mo>
                </mover>
              </mrow>
              <mo stretchy="false">}</mo>
            </mrow>
            <mi/>
            <mo stretchy="false">→</mo>
            <mi/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sup>
              <mrow>
                <mfenced open="∣" close="∣"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fenced>
              </mrow>
              <mn>2</mn>
            </msup>
            <mover accent="true">
              <msubsup>
                <mi>H</mi>
                <mi>i</mi>
                <mi>,</mi>
              </msubsup>
              <mo stretchy="false">⃗</mo>
            </mover>
            <mrow>
              <mfrac>
                <mn>1</mn>
                <msub>
                  <mi>I</mi>
                  <mi mathvariant="italic">Sii</mi>
                </msub>
              </mfrac>
            </mrow>
            <mrow>
              <mi/>
              <mo stretchy="false">=</mo>
              <mi/>
            </mrow>
            <mrow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i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ii</mi>
                  </msub>
                </mfrac>
              </mrow>
              <mo stretchy="false">∗</mo>
              <mover accent="true">
                <msubsup>
                  <mi>H</mi>
                  <mi>i</mi>
                  <mi>,</mi>
                </msubsup>
                <mo stretchy="false">⃗</mo>
              </mover>
            </mrow>
          </mrow>
        </mtd>
      </mtr>
    </mtable>
    <annotation encoding="StarMath 5.0">alignl I_pi
~=~ m_ri^, {abs vec r_i^,}^2 ~ rightarrow ~ m_ri^,
~=~ { alignc I_pi over {abs vec r_i^,}^2 }
~,~~ left lbrace I_pi
~=~ I_Sii right rbrace ~ rightarrow ~ m_ri^,
~=~ { alignc I_Sii over {abs vec r_i^,}^2 }
newline

alignl vec w_i^,
~=~ vec r_i^, times vec v_ri^,
~=~ vec r_i^, times (vec G_ri^, {alignc 1 over m_ri^,})
~=~ vec r_i^, times (vec G_ri^, {alignc 1 over left (I_Sii over {{abs vec r_i^,}^2} right )})
~=~ vec r_i^, times (vec G_ri^, {alignc {{abs vec r_i}^2} over I_Sii})
newline
alignl vec w_i^,
~=~ vec r_i^, times (((vec H_i^, times vec r_i^,) {alignc 1 over {abs vec r_i^,}^2}) {{abs vec r_i^,}^2 over I_Sii})
~=~ (vec r_i^, times vec H_i^, times vec r_i^,) {1 over I_Sii}
newline
alignl lbrace vec a times vec b times vec a = {abs vec a}^2 vec b rbrace ~ rightarrow ~ vec w_i^,
~=~ {abs vec r_i^,}^2 vec H_i^, {alignc 1 over I_Sii}
~=~ {{abs vec r_i^,}^2 over I_Sii} * vec H_i^,</annotation>
  </semantics>
</math>
</file>

<file path=Object 4/content.xml><?xml version="1.0" encoding="utf-8"?>
<math xmlns="http://www.w3.org/1998/Math/MathML">
  <semantics>
    <mrow>
      <mi>I</mi>
      <mrow>
        <mi/>
        <mo stretchy="false">=</mo>
        <mi/>
      </mrow>
      <mfenced open="[" close="]">
        <mrow>
          <mtable>
            <mtr>
              <mtd>
                <mrow>
                  <mover accent="true">
                    <msub>
                      <mi>I</mi>
                      <mi>x</mi>
                    </msub>
                    <mo stretchy="false">⃗</mo>
                  </mover>
                  <mi/>
                  <mi>,</mi>
                </mrow>
              </mtd>
              <mtd>
                <mrow>
                  <mover accent="true">
                    <msub>
                      <mi>I</mi>
                      <mi>y</mi>
                    </msub>
                    <mo stretchy="false">⃗</mo>
                  </mover>
                  <mi/>
                  <mi>,</mi>
                </mrow>
              </mtd>
              <mtd>
                <mrow>
                  <mover accent="true">
                    <msub>
                      <mi>I</mi>
                      <mi>z</mi>
                    </msub>
                    <mo stretchy="false">⃗</mo>
                  </mover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x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x</mi>
                    </msub>
                    <mo stretchy="false">⃗</mo>
                  </mover>
                </mrow>
              </mtd>
            </mtr>
            <mtr>
              <mtd>
                <mrow>
                  <mover accent="true">
                    <msub>
                      <mi>I</mi>
                      <mi mathvariant="italic">x.y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y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y</mi>
                    </msub>
                    <mo stretchy="false">⃗</mo>
                  </mover>
                </mrow>
              </mtd>
            </mtr>
            <mtr>
              <mtd>
                <mrow>
                  <mover accent="true">
                    <msub>
                      <mi>I</mi>
                      <mi mathvariant="italic">x.z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z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z</mi>
                    </msub>
                    <mo stretchy="false">⃗</mo>
                  </mover>
                </mrow>
              </mtd>
            </mtr>
          </mtable>
        </mrow>
      </mfenced>
    </mrow>
    <annotation encoding="StarMath 5.0">I ~ = ~
left [ matrix
{ vec I_x`,
# vec I_y`,
# vec I_z
} right ]
~ = ~
left [ matrix
{ vec I_x.x # vec I_y.x # vec I_z.x
##vec I_x.y # vec I_y.y # vec I_z.y
##vec I_x.z # vec I_y.z # vec I_z.z
} right ]</annotation>
  </semantics>
</math>
</file>

<file path=Object 40/content.xml><?xml version="1.0" encoding="utf-8"?>
<math xmlns="http://www.w3.org/1998/Math/MathML">
  <semantics>
    <mtable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row>
              <mover>
                <mo stretchy="false">∑</mo>
                <mrow>
                  <mrow>
                    <mi>i</mi>
                    <mo stretchy="false">∈</mo>
                    <mrow>
                      <mo stretchy="false">{</mo>
                      <mrow>
                        <mi>x</mi>
                        <mi>,</mi>
                        <mi>y</mi>
                        <mi>,</mi>
                        <mi>z</mi>
                      </mrow>
                      <mo stretchy="false">}</mo>
                    </mrow>
                  </mrow>
                </mrow>
              </mover>
              <mover accent="true">
                <msubsup>
                  <mi>w</mi>
                  <mi>i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row>
                <mover accent="true">
                  <msubsup>
                    <mi>w</mi>
                    <mi>x</mi>
                    <mi>,</mi>
                  </msubsup>
                  <mo stretchy="false">⃗</mo>
                </mover>
                <mo stretchy="false">+</mo>
                <mover accent="true">
                  <msubsup>
                    <mi>w</mi>
                    <mi>y</mi>
                    <mi>,</mi>
                  </msubsup>
                  <mo stretchy="false">⃗</mo>
                </mover>
              </mrow>
              <mo stretchy="false">+</mo>
              <mover accent="true">
                <msubsup>
                  <mi>w</mi>
                  <mi>z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frac>
                <msup>
                  <mrow>
                    <mfenced open="∣" close="∣">
                      <mover accent="true">
                        <msubsup>
                          <mi>r</mi>
                          <mi>x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  <msub>
                  <mi>I</mi>
                  <mi mathvariant="italic">Sxx</mi>
                </msub>
              </mfrac>
            </mrow>
            <mrow>
              <mover accent="true">
                <msubsup>
                  <mi>H</mi>
                  <mi>x</mi>
                  <mi>,</mi>
                </msubsup>
                <mo stretchy="false">⃗</mo>
              </mover>
              <mo stretchy="false">+</mo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y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yy</mi>
                  </msub>
                </mfrac>
              </mrow>
            </mrow>
            <mrow>
              <mover accent="true">
                <msubsup>
                  <mi>H</mi>
                  <mi>y</mi>
                  <mi>,</mi>
                </msubsup>
                <mo stretchy="false">⃗</mo>
              </mover>
              <mo stretchy="false">+</mo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z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zz</mi>
                  </msub>
                </mfrac>
              </mrow>
            </mrow>
            <mover accent="true">
              <msubsup>
                <mi>H</mi>
                <mi>z</mi>
                <mi>,</mi>
              </msubsup>
              <mo stretchy="false">⃗</mo>
            </mover>
          </mrow>
        </mtd>
      </mtr>
      <mtr>
        <mtd/>
      </mtr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row>
              <mfrac>
                <msup>
                  <mrow>
                    <mfenced open="∣" close="∣">
                      <mrow>
                        <mrow>
                          <mover accent="true">
                            <msup>
                              <mi>r</mi>
                              <mi>,</mi>
                            </msup>
                            <mo stretchy="false">⃗</mo>
                          </mover>
                          <mo stretchy="false">−</mo>
                          <mrow>
                            <mo stretchy="false">(</mo>
                            <mrow>
                              <mrow>
                                <mover accent="true">
                                  <msup>
                                    <mi>r</mi>
                                    <mi>,</mi>
                                  </msup>
                                  <mo stretchy="false">⃗</mo>
                                </mover>
                                <mo stretchy="false">⋅</mo>
                                <mover accent="true">
                                  <msub>
                                    <mi>e</mi>
                                    <mi>x</mi>
                                  </msub>
                                  <mo stretchy="false">̂</mo>
                                </mover>
                              </mrow>
                            </mrow>
                            <mo stretchy="false">)</mo>
                          </mrow>
                        </mrow>
                        <mover accent="true">
                          <msub>
                            <mi>e</mi>
                            <mi>x</mi>
                          </msub>
                          <mo stretchy="false">̂</mo>
                        </mover>
                      </mrow>
                    </mfenced>
                  </mrow>
                  <mn>2</mn>
                </msup>
                <msub>
                  <mi>I</mi>
                  <mi mathvariant="italic">Sxx</mi>
                </msub>
              </mfrac>
            </mrow>
            <mrow>
              <mrow>
                <mo stretchy="false">(</mo>
                <mrow>
                  <mrow>
                    <mo stretchy="false">(</mo>
                    <mrow>
                      <mrow>
                        <mover accent="true">
                          <msup>
                            <mi>H</mi>
                            <mi>,</mi>
                          </msup>
                          <mo stretchy="false">⃗</mo>
                        </mover>
                        <mo stretchy="false">⋅</mo>
                        <mover accent="true">
                          <msub>
                            <mi>e</mi>
                            <mi>x</mi>
                          </msub>
                          <mo stretchy="false">̂</mo>
                        </mover>
                      </mrow>
                    </mrow>
                    <mo stretchy="false">)</mo>
                  </mrow>
                  <mover accent="true">
                    <msub>
                      <mi>e</mi>
                      <mi>x</mi>
                    </msub>
                    <mo stretchy="false">̂</mo>
                  </mover>
                </mrow>
                <mo stretchy="false">)</mo>
              </mrow>
              <mo stretchy="false">+</mo>
              <mrow>
                <mfrac>
                  <msup>
                    <mrow>
                      <mfenced open="∣" close="∣">
                        <mrow>
                          <mrow>
                            <mover accent="true">
                              <msup>
                                <mi>r</mi>
                                <mi>,</mi>
                              </msup>
                              <mo stretchy="false">⃗</mo>
                            </mover>
                            <mo stretchy="false">−</mo>
                            <mrow>
                              <mo stretchy="false">(</mo>
                              <mrow>
                                <mrow>
                                  <mover accent="true">
                                    <msup>
                                      <mi>r</mi>
                                      <mi>,</mi>
                                    </msup>
                                    <mo stretchy="false">⃗</mo>
                                  </mover>
                                  <mo stretchy="false">⋅</mo>
                                  <mover accent="true">
                                    <msub>
                                      <mi>e</mi>
                                      <mi>y</mi>
                                    </msub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</mrow>
                          <mover accent="true">
                            <msub>
                              <mi>e</mi>
                              <mi>y</mi>
                            </msub>
                            <mo stretchy="false">̂</mo>
                          </mover>
                        </mrow>
                      </mfenced>
                    </mrow>
                    <mn>2</mn>
                  </msup>
                  <msub>
                    <mi>I</mi>
                    <mi mathvariant="italic">Syy</mi>
                  </msub>
                </mfrac>
              </mrow>
            </mrow>
            <mrow>
              <mrow>
                <mo stretchy="false">(</mo>
                <mrow>
                  <mrow>
                    <mo stretchy="false">(</mo>
                    <mrow>
                      <mrow>
                        <mover accent="true">
                          <msup>
                            <mi>H</mi>
                            <mi>,</mi>
                          </msup>
                          <mo stretchy="false">⃗</mo>
                        </mover>
                        <mo stretchy="false">⋅</mo>
                        <mover accent="true">
                          <msub>
                            <mi>e</mi>
                            <mi>y</mi>
                          </msub>
                          <mo stretchy="false">̂</mo>
                        </mover>
                      </mrow>
                    </mrow>
                    <mo stretchy="false">)</mo>
                  </mrow>
                  <mover accent="true">
                    <msub>
                      <mi>e</mi>
                      <mi>y</mi>
                    </msub>
                    <mo stretchy="false">̂</mo>
                  </mover>
                </mrow>
                <mo stretchy="false">)</mo>
              </mrow>
              <mo stretchy="false">+</mo>
              <mrow>
                <mfrac>
                  <msup>
                    <mrow>
                      <mfenced open="∣" close="∣">
                        <mrow>
                          <mrow>
                            <mover accent="true">
                              <msup>
                                <mi>r</mi>
                                <mi>,</mi>
                              </msup>
                              <mo stretchy="false">⃗</mo>
                            </mover>
                            <mo stretchy="false">−</mo>
                            <mrow>
                              <mo stretchy="false">(</mo>
                              <mrow>
                                <mrow>
                                  <mover accent="true">
                                    <msup>
                                      <mi>r</mi>
                                      <mi>,</mi>
                                    </msup>
                                    <mo stretchy="false">⃗</mo>
                                  </mover>
                                  <mo stretchy="false">⋅</mo>
                                  <mover accent="true">
                                    <msub>
                                      <mi>e</mi>
                                      <mi>z</mi>
                                    </msub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</mrow>
                          <mover accent="true">
                            <msub>
                              <mi>e</mi>
                              <mi>z</mi>
                            </msub>
                            <mo stretchy="false">̂</mo>
                          </mover>
                        </mrow>
                      </mfenced>
                    </mrow>
                    <mn>2</mn>
                  </msup>
                  <msub>
                    <mi>I</mi>
                    <mi mathvariant="italic">Szz</mi>
                  </msub>
                </mfrac>
              </mrow>
            </mrow>
            <mrow>
              <mo stretchy="false">(</mo>
              <mrow>
                <mrow>
                  <mo stretchy="false">(</mo>
                  <mrow>
                    <mrow>
                      <mover accent="true">
                        <msup>
                          <mi>H</mi>
                          <mi>,</mi>
                        </msup>
                        <mo stretchy="false">⃗</mo>
                      </mover>
                      <mo stretchy="false">⋅</mo>
                      <mover accent="true">
                        <msub>
                          <mi>e</mi>
                          <mi>z</mi>
                        </msub>
                        <mo stretchy="false">̂</mo>
                      </mover>
                    </mrow>
                  </mrow>
                  <mo stretchy="false">)</mo>
                </mrow>
                <mover accent="true">
                  <msub>
                    <mi>e</mi>
                    <mi>z</mi>
                  </msub>
                  <mo stretchy="false">̂</mo>
                </mover>
              </mrow>
              <mo stretchy="false">)</mo>
            </mrow>
          </mrow>
        </mtd>
      </mtr>
      <mtr>
        <mtd/>
      </mtr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xx</mi>
                            </msub>
                          </mfrac>
                        </mrow>
                        <msubsup>
                          <mi>H</mi>
                          <mi>x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yy</mi>
                            </msub>
                          </mfrac>
                        </mrow>
                        <msubsup>
                          <mi>H</mi>
                          <mi>y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zz</mi>
                            </msub>
                          </mfrac>
                        </mrow>
                        <msubsup>
                          <mi>H</mi>
                          <mi>z</mi>
                          <mi>,</mi>
                        </msubsup>
                      </mrow>
                    </mtd>
                  </mtr>
                </mtable>
              </mrow>
            </mfenced>
            <mi/>
            <mrow>
              <mo stretchy="false">[</mo>
              <mrow>
                <mrow>
                  <mi>m</mi>
                  <mo stretchy="false">/</mo>
                  <mi>s</mi>
                </mrow>
              </mrow>
              <mo stretchy="false">]</mo>
            </mrow>
          </mrow>
        </mtd>
      </mtr>
      <mtr>
        <mtd/>
      </mtr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sub>
              <mi>I</mi>
              <mi>R</mi>
            </msub>
            <mover accent="true">
              <msup>
                <mi>w</mi>
                <mi>,</mi>
              </msup>
              <mo stretchy="false">⃗</mo>
            </mover>
            <mi/>
            <mrow>
              <mo stretchy="false">[</mo>
              <mrow>
                <mrow>
                  <mi>m</mi>
                  <mo stretchy="false">/</mo>
                  <mi>s</mi>
                </mrow>
              </mrow>
              <mo stretchy="false">]</mo>
            </mrow>
          </mrow>
        </mtd>
      </mtr>
    </mtable>
    <annotation encoding="StarMath 5.0">alignl vec w^,
~=~ sum to{i in lbrace x, y, z rbrace} vec w_i^,
~=~ vec w_x^, + vec w_y^, + vec w_z^,
~=~ {alignc {abs vec r_x^,}^2 over I_Sxx} vec H_x^,
+   {alignc {abs vec r_y^,}^2 over I_Syy} vec H_y^,
+   {alignc {abs vec r_z^,}^2 over I_Szz} vec H_z^,
newline newline
alignl vec w^,
~=~ {alignc {abs {vec r^, - (vec r^, cdot hat e_x) hat e_x}}^2 over I_Sxx} ((vec H^, cdot hat e_x) hat e_x)
+   {alignc {abs {vec r^, - (vec r^, cdot hat e_y) hat e_y}}^2 over I_Syy} ((vec H^, cdot hat e_y) hat e_y)
+   {alignc {abs {vec r^, - (vec r^, cdot hat e_z) hat e_z}}^2 over I_Szz} ((vec H^, cdot hat e_z) hat e_z)
newline newline
alignl vec w^,
~=~ left ( matrix
{ {alignc {(r^,_y)^2 + (r^,_z)^2} over I_Sxx} H^,_x `,
# {alignc {(r^,_x)^2 + (r^,_z)^2} over I_Syy} H^,_y `,
# {alignc {(r^,_x)^2 + (r^,_y)^2} over I_Szz} H^,_z
} right ) ~ [m / s]
newline newline
alignl vec w 
~=~ I_R vec w^, ~ [m / s]</annotation>
  </semantics>
</math>
</file>

<file path=Object 41/content.xml><?xml version="1.0" encoding="utf-8"?>
<math xmlns="http://www.w3.org/1998/Math/MathML">
  <semantics>
    <mrow>
      <msub>
        <mi>I</mi>
        <mi>S</mi>
      </msub>
    </mrow>
    <annotation encoding="StarMath 5.0">I_S</annotation>
  </semantics>
</math>
</file>

<file path=Object 42/content.xml><?xml version="1.0" encoding="utf-8"?>
<math xmlns="http://www.w3.org/1998/Math/MathML">
  <semantics>
    <mrow>
      <msub>
        <mi>I</mi>
        <mi>R</mi>
      </msub>
      <mtext>.</mtext>
    </mrow>
    <annotation encoding="StarMath 5.0">I_R "."</annotation>
  </semantics>
</math>
</file>

<file path=Object 43/content.xml><?xml version="1.0" encoding="utf-8"?>
<math xmlns="http://www.w3.org/1998/Math/MathML">
  <semantics>
    <mrow>
      <mover accent="true">
        <mi>r</mi>
        <mo stretchy="false">⃗</mo>
      </mover>
    </mrow>
    <annotation encoding="StarMath 5.0">vec r</annotation>
  </semantics>
</math>
</file>

<file path=Object 44/content.xml><?xml version="1.0" encoding="utf-8"?>
<math xmlns="http://www.w3.org/1998/Math/MathML">
  <semantics>
    <mrow>
      <mi>H</mi>
      <mrow>
        <mo stretchy="false">[</mo>
        <mrow>
          <mi mathvariant="italic">kg</mi>
          <mrow>
            <msup>
              <mi>m</mi>
              <mn>2</mn>
            </msup>
            <mo stretchy="false">/</mo>
            <mi>s</mi>
          </mrow>
        </mrow>
        <mo stretchy="false">]</mo>
      </mrow>
      <mi/>
      <mo stretchy="false">→</mo>
      <mi/>
      <mi>w</mi>
      <mrow>
        <mo stretchy="false">[</mo>
        <mrow>
          <mrow>
            <mtext>radians</mtext>
            <mo stretchy="false">/</mo>
            <mi>s</mi>
          </mrow>
        </mrow>
        <mo stretchy="false">]</mo>
      </mrow>
    </mrow>
    <annotation encoding="StarMath 5.0">H [kg m^2/s] ~ rightarrow ~ w ["radians" / s]</annotation>
  </semantics>
</math>
</file>

<file path=Object 45/content.xml><?xml version="1.0" encoding="utf-8"?>
<math xmlns="http://www.w3.org/1998/Math/MathML">
  <semantics>
    <mrow>
      <mover accent="true">
        <mi>w</mi>
        <mo stretchy="false">⃗</mo>
      </mover>
      <mtext>.</mtext>
    </mrow>
    <annotation encoding="StarMath 5.0">vec w "."</annotation>
  </semantics>
</math>
</file>

<file path=Object 46/content.xml><?xml version="1.0" encoding="utf-8"?>
<math xmlns="http://www.w3.org/1998/Math/MathML">
  <semantics>
    <mrow>
      <mrow>
        <mtext>radians</mtext>
        <mo stretchy="false">/</mo>
        <mi>s</mi>
      </mrow>
    </mrow>
    <annotation encoding="StarMath 5.0">"radians" / s</annotation>
  </semantics>
</math>
</file>

<file path=Object 47/content.xml><?xml version="1.0" encoding="utf-8"?>
<math xmlns="http://www.w3.org/1998/Math/MathML">
  <semantics>
    <mrow>
      <mrow>
        <mi>m</mi>
        <mo stretchy="false">/</mo>
        <mi>s</mi>
      </mrow>
    </mrow>
    <annotation encoding="StarMath 5.0">m/s</annotation>
  </semantics>
</math>
</file>

<file path=Object 48/content.xml><?xml version="1.0" encoding="utf-8"?>
<math xmlns="http://www.w3.org/1998/Math/MathML">
  <semantics>
    <mrow>
      <mfenced open="∣" close="∣">
        <mover accent="true">
          <msubsup>
            <mi>r</mi>
            <mi>i</mi>
            <mi>,</mi>
          </msubsup>
          <mo stretchy="false">⃗</mo>
        </mover>
      </mfenced>
      <mrow>
        <mi/>
        <mo stretchy="false">=</mo>
        <mi/>
      </mrow>
      <mn>1</mn>
      <mtext>.</mtext>
    </mrow>
    <annotation encoding="StarMath 5.0">abs vec r_i^, ~=~ 1 "."</annotation>
  </semantics>
</math>
</file>

<file path=Object 49/content.xml><?xml version="1.0" encoding="utf-8"?>
<math xmlns="http://www.w3.org/1998/Math/MathML">
  <semantics>
    <mrow>
      <mi mathvariant="italic">kg</mi>
      <mrow>
        <msup>
          <mi>m</mi>
          <mn>2</mn>
        </msup>
        <mo stretchy="false">/</mo>
        <mi>s</mi>
      </mrow>
    </mrow>
    <annotation encoding="StarMath 5.0">kg m^2/s</annotation>
  </semantics>
</math>
</file>

<file path=Object 5/content.xml><?xml version="1.0" encoding="utf-8"?>
<math xmlns="http://www.w3.org/1998/Math/MathML">
  <semantics>
    <mrow>
      <mover accent="true">
        <msub>
          <mi>w</mi>
          <mi>y</mi>
        </msub>
        <mo stretchy="false">⃗</mo>
      </mover>
    </mrow>
    <annotation encoding="StarMath 5.0">vec w_y</annotation>
  </semantics>
</math>
</file>

<file path=Object 50/content.xml><?xml version="1.0" encoding="utf-8"?>
<math xmlns="http://www.w3.org/1998/Math/MathML">
  <semantics>
    <mtable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sub>
              <mi>I</mi>
              <mi>R</mi>
            </msub>
            <mfenced open="(" close=")">
              <mrow>
                <mtable>
                  <mtr>
                    <mtd>
                      <mrow>
                        <mrow>
                          <mfrac>
                            <mn>1</mn>
                            <msub>
                              <mi>I</mi>
                              <mi mathvariant="italic">Sxx</mi>
                            </msub>
                          </mfrac>
                        </mrow>
                        <msubsup>
                          <mi>H</mi>
                          <mi>x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n>1</mn>
                            <msub>
                              <mi>I</mi>
                              <mi mathvariant="italic">Syy</mi>
                            </msub>
                          </mfrac>
                        </mrow>
                        <msubsup>
                          <mi>H</mi>
                          <mi>y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n>1</mn>
                            <msub>
                              <mi>I</mi>
                              <mi mathvariant="italic">Szz</mi>
                            </msub>
                          </mfrac>
                        </mrow>
                        <msubsup>
                          <mi>H</mi>
                          <mi>z</mi>
                          <mi>,</mi>
                        </msubsup>
                      </mrow>
                    </mtd>
                  </mtr>
                </mtable>
              </mrow>
            </mfenced>
            <mi/>
            <mrow>
              <mo stretchy="false">[</mo>
              <mrow>
                <mrow>
                  <mtext>radians</mtext>
                  <mo stretchy="false">/</mo>
                  <mi>s</mi>
                </mrow>
              </mrow>
              <mo stretchy="false">]</mo>
            </mrow>
          </mrow>
        </mtd>
      </mtr>
      <mtr>
        <mtd/>
      </mtr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sub>
              <mi>I</mi>
              <mi>R</mi>
            </msub>
            <msubsup>
              <mi>I</mi>
              <mi>S</mi>
              <mrow>
                <mo stretchy="false">−</mo>
                <mn>1</mn>
              </mrow>
            </msubsup>
            <mover accent="true">
              <msup>
                <mi>H</mi>
                <mi>,</mi>
              </msup>
              <mo stretchy="false">⃗</mo>
            </mover>
            <mrow>
              <mi/>
              <mo stretchy="false">=</mo>
              <mi/>
            </mrow>
            <msub>
              <mi>I</mi>
              <mi>R</mi>
            </msub>
            <msubsup>
              <mi>I</mi>
              <mi>S</mi>
              <mrow>
                <mo stretchy="false">−</mo>
                <mn>1</mn>
              </mrow>
            </msubsup>
            <msubsup>
              <mi>I</mi>
              <mi>R</mi>
              <mrow>
                <mo stretchy="false">−</mo>
                <mn>1</mn>
              </mrow>
            </msubsup>
            <mover accent="true">
              <mi>H</mi>
              <mo stretchy="false">⃗</mo>
            </mover>
            <mrow>
              <mi/>
              <mo stretchy="false">=</mo>
              <mi/>
            </mrow>
            <msub>
              <mi>I</mi>
              <mi>R</mi>
            </msub>
            <msup>
              <mi>I</mi>
              <mrow>
                <mo stretchy="false">−</mo>
                <mn>1</mn>
              </mrow>
            </msup>
            <mover accent="true">
              <mi>H</mi>
              <mo stretchy="false">⃗</mo>
            </mover>
            <mi/>
            <mrow>
              <mo stretchy="false">[</mo>
              <mrow>
                <mrow>
                  <mtext>radians</mtext>
                  <mo stretchy="false">/</mo>
                  <mi>s</mi>
                </mrow>
              </mrow>
              <mo stretchy="false">]</mo>
            </mrow>
          </mrow>
        </mtd>
      </mtr>
      <mtr>
        <mtd/>
      </mtr>
      <mtr>
        <mtd>
          <mrow>
            <mover accent="true">
              <mi>H</mi>
              <mo stretchy="false">⃗</mo>
            </mover>
            <mrow>
              <mi/>
              <mo stretchy="false">=</mo>
              <mi/>
            </mrow>
            <mi>I</mi>
            <msubsup>
              <mi>I</mi>
              <mi>R</mi>
              <mrow>
                <mo stretchy="false">−</mo>
                <mn>1</mn>
              </mrow>
            </msubsup>
            <mover accent="true">
              <mi>w</mi>
              <mo stretchy="false">⃗</mo>
            </mover>
            <mi/>
            <mrow>
              <mo stretchy="false">[</mo>
              <mrow>
                <mi mathvariant="italic">kg</mi>
                <mrow>
                  <msup>
                    <mi>m</mi>
                    <mn>2</mn>
                  </msup>
                  <mo stretchy="false">/</mo>
                  <mi>s</mi>
                </mrow>
              </mrow>
              <mo stretchy="false">]</mo>
            </mrow>
          </mrow>
        </mtd>
      </mtr>
    </mtable>
    <annotation encoding="StarMath 5.0">alignl vec w
~=~ I_R left ( matrix
{ {alignc 1 over I_Sxx} H^,_x `,
# {alignc 1 over I_Syy} H^,_y `,
# {alignc 1 over I_Szz} H^,_z
} right ) ~ ["radians" / s]
newline newline
alignl vec w
~=~ I_R I_S^-1 vec H^,
~=~ I_R I_S^-1 I_R^-1 vec H
~=~ I_R I^-1 vec H
~ ["radians" / s]
newline newline
alignl vec H
~=~ I I_R^-1 vec w
~ [kg m^2 / s]</annotation>
  </semantics>
</math>
</file>

<file path=Object 51/content.xml><?xml version="1.0" encoding="utf-8"?>
<math xmlns="http://www.w3.org/1998/Math/MathML">
  <semantics>
    <mrow>
      <mrow>
        <mtext>radians</mtext>
        <mo stretchy="false">/</mo>
        <mi>s</mi>
      </mrow>
      <mtext>.</mtext>
    </mrow>
    <annotation encoding="StarMath 5.0">"radians" / s "."</annotation>
  </semantics>
</math>
</file>

<file path=Object 6/content.xml><?xml version="1.0" encoding="utf-8"?>
<math xmlns="http://www.w3.org/1998/Math/MathML">
  <semantics>
    <mrow>
      <mover accent="true">
        <mi>H</mi>
        <mo stretchy="false">⃗</mo>
      </mover>
    </mrow>
    <annotation encoding="StarMath 5.0">vec H</annotation>
  </semantics>
</math>
</file>

<file path=Object 7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8/content.xml><?xml version="1.0" encoding="utf-8"?>
<math xmlns="http://www.w3.org/1998/Math/MathML">
  <semantics>
    <mrow>
      <mover accent="true">
        <mi>r</mi>
        <mo stretchy="false">⃗</mo>
      </mover>
    </mrow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G</mi>
          <mrow>
            <mi>r</mi>
          </mrow>
        </msub>
        <mo stretchy="false">⃗</mo>
      </mover>
    </mrow>
    <annotation encoding="StarMath 5.0">vec G_{r}</annotation>
  </semantics>
</math>
</file>